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/>
    <style:font-face style:name="MS Mincho" svg:font-family="'MS Mincho'"/>
    <style:font-face style:name="StarSymbol" svg:font-family="StarSymbol"/>
    <style:font-face style:name="Verdana" svg:font-family="Verdana"/>
    <style:font-face style:name="Liberation Serif" svg:font-family="'Liberation Serif'" style:font-family-generic="roma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4965in" table:align="margins" style:writing-mode="lr-tb"/>
    </style:style>
    <style:style style:name="Table1.A" style:family="table-column">
      <style:table-column-properties style:column-width="3.8924in" style:rel-column-width="39264*"/>
    </style:style>
    <style:style style:name="Table1.B" style:family="table-column">
      <style:table-column-properties style:column-width="1.3021in" style:rel-column-width="13135*"/>
    </style:style>
    <style:style style:name="Table1.C" style:family="table-column">
      <style:table-column-properties style:column-width="1.3021in" style:rel-column-width="13136*"/>
    </style:style>
    <style:style style:name="Table1.1" style:family="table-row">
      <style:table-row-properties style:min-row-height="0.0431in" fo:keep-together="auto"/>
    </style:style>
    <style:style style:name="Table1.A1" style:family="table-cell">
      <style:table-cell-properties style:vertical-align="bottom" fo:background-color="#c0c0c0" fo:padding-left="0.0194in" fo:padding-right="0.0194in" fo:padding-top="0in" fo:padding-bottom="0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bottom" fo:background-color="#c0c0c0" fo:padding-left="0.0194in" fo:padding-right="0.0194in" fo:padding-top="0in" fo:padding-bottom="0in" fo:border="0.05pt solid #000000">
        <style:background-image/>
      </style:table-cell-properties>
    </style:style>
    <style:style style:name="Table1.B2" style:family="table-cell">
      <style:table-cell-properties style:vertical-align="bottom" fo:background-color="#c0c0c0" fo:padding-left="0.0194in" fo:padding-right="0.0194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style:vertical-align="bottom" fo:background-color="#c0c0c0" fo:padding-left="0.0194in" fo:padding-right="0.0194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1.3" style:family="table-row">
      <style:table-row-properties style:min-row-height="0.2215in" fo:keep-together="auto"/>
    </style:style>
    <style:style style:name="Table1.A3" style:family="table-cell">
      <style:table-cell-properties style:vertical-align="bottom" fo:padding-left="0.0194in" fo:padding-right="0.0194in" fo:padding-top="0in" fo:padding-bottom="0in" fo:border-left="0.05pt solid #000000" fo:border-right="none" fo:border-top="none" fo:border-bottom="0.05pt solid #000000"/>
    </style:style>
    <style:style style:name="Table1.B3" style:family="table-cell">
      <style:table-cell-properties style:vertical-align="bottom" fo:padding-left="0.0194in" fo:padding-right="0.0194in" fo:padding-top="0in" fo:padding-bottom="0in" fo:border-left="0.05pt solid #000000" fo:border-right="none" fo:border-top="none" fo:border-bottom="0.05pt solid #000000"/>
    </style:style>
    <style:style style:name="Table1.C3" style:family="table-cell">
      <style:table-cell-properties style:vertical-align="bottom" fo:padding-left="0.0194in" fo:padding-right="0.0194in" fo:padding-top="0in" fo:padding-bottom="0in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bottom" fo:padding-left="0.0194in" fo:padding-right="0.0194in" fo:padding-top="0in" fo:padding-bottom="0in" fo:border-left="0.05pt solid #000000" fo:border-right="none" fo:border-top="none" fo:border-bottom="0.05pt solid #000000"/>
    </style:style>
    <style:style style:name="Table1.B4" style:family="table-cell">
      <style:table-cell-properties style:vertical-align="bottom" fo:padding-left="0.0194in" fo:padding-right="0.0194in" fo:padding-top="0in" fo:padding-bottom="0in" fo:border-left="0.05pt solid #000000" fo:border-right="none" fo:border-top="none" fo:border-bottom="0.05pt solid #000000"/>
    </style:style>
    <style:style style:name="Table1.C4" style:family="table-cell">
      <style:table-cell-properties style:vertical-align="bottom" fo:padding-left="0.0194in" fo:padding-right="0.0194in" fo:padding-top="0in" fo:padding-bottom="0in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bottom" fo:padding-left="0.0194in" fo:padding-right="0.0194in" fo:padding-top="0in" fo:padding-bottom="0in" fo:border-left="0.05pt solid #000000" fo:border-right="none" fo:border-top="none" fo:border-bottom="0.05pt solid #000000"/>
    </style:style>
    <style:style style:name="Table1.B5" style:family="table-cell">
      <style:table-cell-properties style:vertical-align="bottom" fo:padding-left="0.0194in" fo:padding-right="0.0194in" fo:padding-top="0in" fo:padding-bottom="0in" fo:border-left="0.05pt solid #000000" fo:border-right="none" fo:border-top="none" fo:border-bottom="0.05pt solid #000000"/>
    </style:style>
    <style:style style:name="Table1.C5" style:family="table-cell">
      <style:table-cell-properties style:vertical-align="bottom" fo:padding-left="0.0194in" fo:padding-right="0.0194in" fo:padding-top="0in" fo:padding-bottom="0in" fo:border-left="0.05pt solid #000000" fo:border-right="0.05pt solid #000000" fo:border-top="none" fo:border-bottom="0.05pt solid #000000"/>
    </style:style>
    <style:style style:name="Table1.A6" style:family="table-cell">
      <style:table-cell-properties style:vertical-align="bottom" fo:padding-left="0.0194in" fo:padding-right="0.0194in" fo:padding-top="0in" fo:padding-bottom="0in" fo:border-left="0.05pt solid #000000" fo:border-right="none" fo:border-top="none" fo:border-bottom="0.05pt solid #000000"/>
    </style:style>
    <style:style style:name="Table1.B6" style:family="table-cell">
      <style:table-cell-properties style:vertical-align="bottom" fo:padding-left="0.0194in" fo:padding-right="0.0194in" fo:padding-top="0in" fo:padding-bottom="0in" fo:border-left="0.05pt solid #000000" fo:border-right="none" fo:border-top="none" fo:border-bottom="0.05pt solid #000000"/>
    </style:style>
    <style:style style:name="Table1.C6" style:family="table-cell">
      <style:table-cell-properties style:vertical-align="bottom" fo:padding-left="0.0194in" fo:padding-right="0.0194in" fo:padding-top="0in" fo:padding-bottom="0in" fo:border-left="0.05pt solid #000000" fo:border-right="0.05pt solid #000000" fo:border-top="none" fo:border-bottom="0.05pt solid #000000"/>
    </style:style>
    <style:style style:name="Table1.7" style:family="table-row">
      <style:table-row-properties style:min-row-height="0.1944in" fo:keep-together="auto"/>
    </style:style>
    <style:style style:name="Table1.A7" style:family="table-cell">
      <style:table-cell-properties style:vertical-align="bottom" fo:padding-left="0.0194in" fo:padding-right="0.0194in" fo:padding-top="0in" fo:padding-bottom="0in" fo:border-left="0.05pt solid #000000" fo:border-right="none" fo:border-top="none" fo:border-bottom="0.05pt solid #000000"/>
    </style:style>
    <style:style style:name="Table1.B7" style:family="table-cell">
      <style:table-cell-properties style:vertical-align="bottom" fo:padding-left="0.0194in" fo:padding-right="0.0194in" fo:padding-top="0in" fo:padding-bottom="0in" fo:border-left="0.05pt solid #000000" fo:border-right="none" fo:border-top="none" fo:border-bottom="0.05pt solid #000000"/>
    </style:style>
    <style:style style:name="Table1.C7" style:family="table-cell" style:data-style-name="N0">
      <style:table-cell-properties style:vertical-align="bottom" fo:padding-left="0.0194in" fo:padding-right="0.0194in" fo:padding-top="0in" fo:padding-bottom="0in" fo:border-left="0.05pt solid #000000" fo:border-right="0.05pt solid #000000" fo:border-top="none" fo:border-bottom="0.05pt solid #000000"/>
    </style:style>
    <style:style style:name="Table2" style:family="table">
      <style:table-properties style:width="6.5in" fo:margin-left="0in" fo:margin-right="-0.0035in" table:align="margins" style:writing-mode="lr-tb"/>
    </style:style>
    <style:style style:name="Table2.A" style:family="table-column">
      <style:table-column-properties style:column-width="1.6042in" style:rel-column-width="16173*"/>
    </style:style>
    <style:style style:name="Table2.B" style:family="table-column">
      <style:table-column-properties style:column-width="0.8951in" style:rel-column-width="9025*"/>
    </style:style>
    <style:style style:name="Table2.C" style:family="table-column">
      <style:table-column-properties style:column-width="1.691in" style:rel-column-width="17048*"/>
    </style:style>
    <style:style style:name="Table2.D" style:family="table-column">
      <style:table-column-properties style:column-width="2.3097in" style:rel-column-width="23289*"/>
    </style:style>
    <style:style style:name="Table2.1" style:family="table-row">
      <style:table-row-properties style:min-row-height="0.2486in" fo:keep-together="auto"/>
    </style:style>
    <style:style style:name="Table2.A1" style:family="table-cell">
      <style:table-cell-properties style:vertical-align="middle" fo:background-color="#c0c0c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style:vertical-align="middle" fo:background-color="#c0c0c0" fo:padding="0.0382in" fo:border="0.05pt solid #000000">
        <style:background-image/>
      </style:table-cell-properties>
    </style:style>
    <style:style style:name="Table2.2" style:family="table-row">
      <style:table-row-properties style:min-row-height="0.0431in" fo:keep-together="auto"/>
    </style:style>
    <style:style style:name="Table2.A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B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C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D2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B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C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D3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B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C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D4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B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C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D5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B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C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D6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2.7" style:family="table-row">
      <style:table-row-properties style:min-row-height="0.2583in" fo:keep-together="auto"/>
    </style:style>
    <style:style style:name="Table2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D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language="hy" fo:country="AM" officeooo:paragraph-rsid="0084aa78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officeooo:paragraph-rsid="007855b4"/>
    </style:style>
    <style:style style:name="P4" style:family="paragraph" style:parent-style-name="Text_20_body">
      <style:text-properties fo:language="hy" fo:country="AM" officeooo:rsid="0028b124" officeooo:paragraph-rsid="0016eaff"/>
    </style:style>
    <style:style style:name="P5" style:family="paragraph" style:parent-style-name="Text_20_body">
      <style:text-properties fo:language="hy" fo:country="AM" officeooo:paragraph-rsid="0016eaff"/>
    </style:style>
    <style:style style:name="P6" style:family="paragraph" style:parent-style-name="Text_20_body">
      <style:text-properties fo:language="hy" fo:country="AM" officeooo:paragraph-rsid="00869691"/>
    </style:style>
    <style:style style:name="P7" style:family="paragraph" style:parent-style-name="Text_20_body">
      <style:paragraph-properties fo:text-align="justify" style:justify-single-word="false"/>
      <style:text-properties style:font-name="DejaVu Sans" fo:language="hy" fo:country="AM"/>
    </style:style>
    <style:style style:name="P8" style:family="paragraph" style:parent-style-name="Text_20_body">
      <style:paragraph-properties fo:text-align="justify" style:justify-single-word="false"/>
      <style:text-properties style:font-name="DejaVu Sans" fo:language="hy" fo:country="AM" officeooo:rsid="00254091" officeooo:paragraph-rsid="007a595d"/>
    </style:style>
    <style:style style:name="P9" style:family="paragraph" style:parent-style-name="Text_20_body">
      <style:paragraph-properties fo:text-align="center" style:justify-single-word="false"/>
      <style:text-properties fo:font-size="12pt" officeooo:rsid="007855b4" officeooo:paragraph-rsid="007855b4" style:font-size-asian="12pt" style:font-size-complex="12pt"/>
    </style:style>
    <style:style style:name="P10" style:family="paragraph" style:parent-style-name="Text_20_body">
      <style:text-properties fo:font-size="12pt" fo:language="hy" fo:country="AM" fo:font-weight="bold" officeooo:paragraph-rsid="0016eaff" style:font-size-asian="12pt" style:font-weight-asian="bold" style:font-size-complex="12pt" style:font-weight-complex="bold"/>
    </style:style>
    <style:style style:name="P11" style:family="paragraph" style:parent-style-name="Text_20_body">
      <style:text-properties fo:font-size="12pt" fo:language="hy" fo:country="AM" fo:font-style="normal" fo:font-weight="bold" officeooo:paragraph-rsid="00911ced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Text_20_body">
      <style:paragraph-properties fo:text-align="justify" style:justify-single-word="false"/>
      <style:text-properties officeooo:paragraph-rsid="00869691"/>
    </style:style>
    <style:style style:name="P13" style:family="paragraph" style:parent-style-name="Text_20_body">
      <style:text-properties officeooo:paragraph-rsid="00869691"/>
    </style:style>
    <style:style style:name="P14" style:family="paragraph" style:parent-style-name="Text_20_body">
      <style:text-properties fo:font-size="10pt" fo:language="hy" fo:country="AM" officeooo:paragraph-rsid="0016eaff"/>
    </style:style>
    <style:style style:name="P15" style:family="paragraph" style:parent-style-name="Text_20_body">
      <style:text-properties fo:font-size="10pt" fo:language="hy" fo:country="AM" officeooo:paragraph-rsid="008a7920"/>
    </style:style>
    <style:style style:name="P16" style:family="paragraph" style:parent-style-name="Text_20_body">
      <style:text-properties officeooo:paragraph-rsid="00911ced"/>
    </style:style>
    <style:style style:name="P17" style:family="paragraph" style:parent-style-name="Text_20_body">
      <style:paragraph-properties fo:text-align="center" style:justify-single-word="false"/>
      <style:text-properties officeooo:paragraph-rsid="00911ced" fo:background-color="transparent"/>
    </style:style>
    <style:style style:name="P18" style:family="paragraph" style:parent-style-name="Text_20_body">
      <style:text-properties fo:font-size="10.5pt" officeooo:paragraph-rsid="0084a71b" style:font-size-asian="10.5pt" style:font-size-complex="10.5pt"/>
    </style:style>
    <style:style style:name="P19" style:family="paragraph" style:parent-style-name="Table_20_Contents">
      <style:text-properties fo:language="hy" fo:country="AM" fo:font-style="normal" officeooo:paragraph-rsid="0016eaff" style:font-style-asian="normal" style:font-style-complex="normal"/>
    </style:style>
    <style:style style:name="P20" style:family="paragraph" style:parent-style-name="Table_20_Contents">
      <style:text-properties fo:language="hy" fo:country="AM" officeooo:rsid="0028b124" officeooo:paragraph-rsid="0016eaff"/>
    </style:style>
    <style:style style:name="P21" style:family="paragraph" style:parent-style-name="Table_20_Contents">
      <style:text-properties fo:language="hy" fo:country="AM" officeooo:paragraph-rsid="0016eaff"/>
    </style:style>
    <style:style style:name="P22" style:family="paragraph" style:parent-style-name="Table_20_Contents">
      <style:text-properties fo:language="hy" fo:country="AM" fo:font-weight="bold" officeooo:paragraph-rsid="0016eaff" style:font-weight-asian="bold" style:font-weight-complex="bold"/>
    </style:style>
    <style:style style:name="P23" style:family="paragraph" style:parent-style-name="Table_20_Contents">
      <style:text-properties style:text-position="0% 100%" fo:font-size="10pt" fo:language="hy" fo:country="AM" fo:font-style="normal" officeooo:paragraph-rsid="0016eaff" style:font-size-asian="10pt" style:font-style-asian="normal" style:font-size-complex="10pt" style:font-style-complex="normal"/>
    </style:style>
    <style:style style:name="P24" style:family="paragraph" style:parent-style-name="Table_20_Contents">
      <style:text-properties fo:color="#ff3300" fo:language="hy" fo:country="AM" fo:font-weight="bold" officeooo:paragraph-rsid="0016eaff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color="#ff3300" fo:language="hy" fo:country="AM" officeooo:paragraph-rsid="008a7920"/>
    </style:style>
    <style:style style:name="P26" style:family="paragraph" style:parent-style-name="Table_20_Contents">
      <style:paragraph-properties fo:text-align="center" style:justify-single-word="false"/>
      <style:text-properties officeooo:paragraph-rsid="00911ced"/>
    </style:style>
    <style:style style:name="P27" style:family="paragraph" style:parent-style-name="Table_20_Contents">
      <style:paragraph-properties fo:text-align="center" style:justify-single-word="false"/>
      <style:text-properties officeooo:rsid="0016edec" officeooo:paragraph-rsid="00911ced" fo:background-color="transparent"/>
    </style:style>
    <style:style style:name="P28" style:family="paragraph" style:parent-style-name="Table_20_Contents">
      <style:paragraph-properties fo:text-align="center" style:justify-single-word="false"/>
      <style:text-properties officeooo:rsid="00911ced" officeooo:paragraph-rsid="00911ced" fo:background-color="transparent"/>
    </style:style>
    <style:style style:name="P29" style:family="paragraph" style:parent-style-name="Table_20_Heading">
      <style:text-properties fo:language="hy" fo:country="AM" officeooo:paragraph-rsid="0016eaff"/>
    </style:style>
    <style:style style:name="P30" style:family="paragraph" style:parent-style-name="Table_20_Heading">
      <style:paragraph-properties style:vertical-align="middle"/>
      <style:text-properties officeooo:paragraph-rsid="00911ced"/>
    </style:style>
    <style:style style:name="P31" style:family="paragraph" style:parent-style-name="Table_20_Heading">
      <style:text-properties officeooo:paragraph-rsid="00911ced" fo:background-color="transparent"/>
    </style:style>
    <style:style style:name="P32" style:family="paragraph" style:parent-style-name="Table_20_Heading">
      <style:text-properties fo:font-size="10pt" officeooo:paragraph-rsid="00911ced" fo:background-color="transparent"/>
    </style:style>
    <style:style style:name="P33" style:family="paragraph" style:parent-style-name="Table_20_Heading">
      <style:text-properties officeooo:paragraph-rsid="00911ced"/>
    </style:style>
    <style:style style:name="P34" style:family="paragraph" style:parent-style-name="Standard">
      <style:paragraph-properties fo:margin-left="0in" fo:margin-right="0.1252in" fo:margin-top="0in" fo:margin-bottom="0.0311in" loext:contextual-spacing="false" fo:line-height="115%" fo:text-align="start" style:justify-single-word="false" fo:text-indent="0in" style:auto-text-indent="false">
        <style:tab-stops>
          <style:tab-stop style:position="0.4925in"/>
        </style:tab-stops>
      </style:paragraph-properties>
      <style:text-properties fo:color="#000000" style:font-name="DejaVu Sans" fo:font-size="10pt" fo:language="hy" fo:country="AM" fo:font-weight="normal" officeooo:rsid="002a0d75" officeooo:paragraph-rsid="002b2c9c" fo:background-color="transparent" style:font-name-asian="DejaVu Sans1" style:font-name-complex="DejaVu Sans1"/>
    </style:style>
    <style:style style:name="P35" style:family="paragraph" style:parent-style-name="Standard">
      <style:paragraph-properties fo:margin-top="0in" fo:margin-bottom="0in" loext:contextual-spacing="false" fo:line-height="115%" fo:text-align="start" style:justify-single-word="false" style:writing-mode="lr-tb">
        <style:tab-stops>
          <style:tab-stop style:position="0.4925in"/>
        </style:tab-stops>
      </style:paragraph-properties>
      <style:text-properties fo:color="#000000" style:font-name="DejaVu Sans" fo:font-size="10pt" fo:language="hy" fo:country="AM" fo:font-weight="normal" officeooo:rsid="002fec8a" officeooo:paragraph-rsid="0035d8e1" fo:background-color="transparent" style:font-name-asian="DejaVu Sans1" style:font-size-asian="10pt" style:font-name-complex="DejaVu Sans1" style:font-size-complex="10pt"/>
    </style:style>
    <style:style style:name="P36" style:family="paragraph" style:parent-style-name="Text_20_body">
      <style:paragraph-properties fo:margin-top="0in" fo:margin-bottom="0in" loext:contextual-spacing="false" fo:line-height="150%" fo:text-align="start" style:justify-single-word="false" style:writing-mode="lr-tb">
        <style:tab-stops>
          <style:tab-stop style:position="0.4925in"/>
        </style:tab-stops>
      </style:paragraph-properties>
      <style:text-properties fo:font-variant="normal" fo:text-transform="none" fo:color="#000000" style:font-name="DejaVu Sans" fo:font-size="10pt" fo:letter-spacing="normal" fo:language="hy" fo:country="AM" fo:font-style="normal" style:text-underline-style="none" fo:font-weight="normal" officeooo:rsid="00727060" officeooo:paragraph-rsid="00727060" fo:background-color="transparent" style:font-name-asian="DejaVu Sans2" style:font-size-asian="14pt" style:font-style-asian="oblique" style:font-weight-asian="normal" style:font-name-complex="DejaVu Sans2" style:font-size-complex="14pt" style:font-style-complex="oblique" style:font-weight-complex="normal"/>
    </style:style>
    <style:style style:name="P37" style:family="paragraph" style:parent-style-name="Text_20_body">
      <loext:graphic-properties draw:fill-image-width="0in" draw:fill-image-height="0in"/>
      <style:paragraph-properties fo:margin-top="0in" fo:margin-bottom="0in" loext:contextual-spacing="false" fo:line-height="150%" fo:text-align="start" style:justify-single-word="false" style:writing-mode="lr-tb">
        <style:tab-stops/>
      </style:paragraph-properties>
      <style:text-properties fo:font-variant="normal" fo:text-transform="none" fo:color="#000000" style:font-name="Verdana" fo:font-size="10pt" fo:letter-spacing="normal" fo:language="hy" fo:country="AM" fo:font-style="normal" style:text-underline-style="none" fo:font-weight="normal" officeooo:rsid="008399d7" officeooo:paragraph-rsid="00843326" fo:background-color="transparent" style:font-name-asian="DejaVu Sans2" style:font-size-asian="10pt" style:font-style-asian="oblique" style:font-weight-asian="normal" style:font-name-complex="DejaVu Sans2" style:font-size-complex="10pt" style:font-style-complex="oblique" style:font-weight-complex="normal"/>
    </style:style>
    <style:style style:name="P38" style:family="paragraph" style:parent-style-name="Text_20_body">
      <loext:graphic-properties draw:fill-image-width="0in" draw:fill-image-height="0in"/>
      <style:paragraph-properties fo:margin-top="0in" fo:margin-bottom="0in" loext:contextual-spacing="false" fo:line-height="150%" fo:text-align="start" style:justify-single-word="false" style:writing-mode="lr-tb">
        <style:tab-stops/>
      </style:paragraph-properties>
      <style:text-properties fo:font-weight="bold" officeooo:paragraph-rsid="00843326" style:font-weight-asian="bold" style:font-weight-complex="bold"/>
    </style:style>
    <style:style style:name="P39" style:family="paragraph" style:parent-style-name="Standard">
      <style:paragraph-properties fo:margin-left="0in" fo:margin-right="0in" fo:margin-top="0in" fo:margin-bottom="0.0311in" loext:contextual-spacing="false" fo:line-height="150%" fo:text-align="start" style:justify-single-word="false" fo:text-indent="0.2in" style:auto-text-indent="false">
        <style:tab-stops>
          <style:tab-stop style:position="0.4925in"/>
        </style:tab-stops>
      </style:paragraph-properties>
      <style:text-properties fo:language="hy" fo:country="AM"/>
    </style:style>
    <style:style style:name="P40" style:family="paragraph" style:parent-style-name="Standard">
      <style:paragraph-properties fo:margin-left="0in" fo:margin-right="0in" fo:margin-top="0in" fo:margin-bottom="0.0311in" loext:contextual-spacing="false" fo:line-height="115%" fo:text-align="start" style:justify-single-word="false" fo:text-indent="0.2in" style:auto-text-indent="false">
        <style:tab-stops>
          <style:tab-stop style:position="0.4925in"/>
        </style:tab-stops>
      </style:paragraph-properties>
      <style:text-properties fo:color="#000000" style:font-name="DejaVu Sans" fo:font-size="10pt" fo:language="hy" fo:country="AM" fo:font-weight="normal" officeooo:rsid="00160026" officeooo:paragraph-rsid="003339d6" fo:background-color="transparent" style:font-name-asian="DejaVu Sans1" style:font-name-complex="DejaVu Sans1"/>
    </style:style>
    <style:style style:name="P41" style:family="paragraph" style:parent-style-name="Standard">
      <style:paragraph-properties fo:margin-left="0in" fo:margin-right="0in" fo:margin-top="0in" fo:margin-bottom="0.0311in" loext:contextual-spacing="false" fo:line-height="115%" fo:text-align="start" style:justify-single-word="false" fo:text-indent="0.2in" style:auto-text-indent="false">
        <style:tab-stops>
          <style:tab-stop style:position="0.4925in"/>
        </style:tab-stops>
      </style:paragraph-properties>
      <style:text-properties fo:color="#000000" style:font-name="DejaVu Sans" fo:font-size="10pt" fo:language="hy" fo:country="AM" fo:font-weight="normal" officeooo:rsid="002c59e0" officeooo:paragraph-rsid="003339d6" fo:background-color="transparent" style:font-name-asian="DejaVu Sans1" style:font-name-complex="DejaVu Sans1"/>
    </style:style>
    <style:style style:name="P42" style:family="paragraph" style:parent-style-name="Standard">
      <style:paragraph-properties fo:margin-left="0in" fo:margin-right="0in" fo:margin-top="0in" fo:margin-bottom="0.0311in" loext:contextual-spacing="false" fo:line-height="115%" fo:text-align="justify" style:justify-single-word="false" fo:text-indent="0.2in" style:auto-text-indent="false" fo:break-before="auto" fo:break-after="auto" style:writing-mode="lr-tb"/>
      <style:text-properties fo:font-size="10pt" officeooo:paragraph-rsid="00372ad4" style:font-size-asian="10pt" style:font-size-complex="10pt"/>
    </style:style>
    <style:style style:name="P43" style:family="paragraph" style:parent-style-name="Standard">
      <style:paragraph-properties fo:margin-left="0in" fo:margin-right="0in" fo:margin-top="0in" fo:margin-bottom="0.0311in" loext:contextual-spacing="false" fo:line-height="115%" fo:text-align="justify" style:justify-single-word="false" fo:text-indent="0.2in" style:auto-text-indent="false" style:writing-mode="lr-tb"/>
      <style:text-properties fo:font-size="10pt" officeooo:paragraph-rsid="00372ad4" style:font-size-asian="10pt" style:font-size-complex="10pt"/>
    </style:style>
    <style:style style:name="P44" style:family="paragraph" style:parent-style-name="Text_20_body">
      <style:paragraph-properties fo:margin-left="0in" fo:margin-right="0in" fo:line-height="115%" fo:text-indent="0.2in" style:auto-text-indent="false"/>
      <style:text-properties officeooo:paragraph-rsid="00266f42"/>
    </style:style>
    <style:style style:name="P45" style:family="paragraph" style:parent-style-name="Text_20_body" style:master-page-name="">
      <loext:graphic-properties draw:fill-image-width="0in" draw:fill-image-height="0in"/>
      <style:paragraph-properties fo:margin-left="0in" fo:margin-right="0in" fo:margin-top="0in" fo:margin-bottom="0in" loext:contextual-spacing="false" fo:text-indent="0.2in" style:auto-text-indent="false" style:page-number="auto">
        <style:tab-stops/>
      </style:paragraph-properties>
    </style:style>
    <style:style style:name="P46" style:family="paragraph" style:parent-style-name="Contents_20_Heading">
      <style:paragraph-properties fo:break-before="page"/>
      <style:text-properties officeooo:paragraph-rsid="0088caa0"/>
    </style:style>
    <style:style style:name="P47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  <style:text-properties officeooo:paragraph-rsid="0088caa0"/>
    </style:style>
    <style:style style:name="P48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  <style:text-properties officeooo:paragraph-rsid="008e355d"/>
    </style:style>
    <style:style style:name="P49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  <style:text-properties officeooo:paragraph-rsid="00908d9f"/>
    </style:style>
    <style:style style:name="P50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  <style:text-properties officeooo:paragraph-rsid="00911ced"/>
    </style:style>
    <style:style style:name="P51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  <style:text-properties officeooo:rsid="00908d9f" officeooo:paragraph-rsid="00908d9f"/>
    </style:style>
    <style:style style:name="P52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  <style:text-properties officeooo:paragraph-rsid="0088caa0"/>
    </style:style>
    <style:style style:name="P53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  <style:text-properties officeooo:paragraph-rsid="008c68e1"/>
    </style:style>
    <style:style style:name="P54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  <style:text-properties officeooo:paragraph-rsid="00911ced"/>
    </style:style>
    <style:style style:name="P55" style:family="paragraph" style:parent-style-name="Standard">
      <style:paragraph-properties fo:text-align="center" style:justify-single-word="false"/>
    </style:style>
    <style:style style:name="P56" style:family="paragraph" style:parent-style-name="Standard">
      <style:text-properties fo:font-size="10pt" fo:language="hy" fo:country="AM" officeooo:paragraph-rsid="00911ced"/>
    </style:style>
    <style:style style:name="P57" style:family="paragraph" style:parent-style-name="Standard">
      <style:paragraph-properties fo:margin-top="0in" fo:margin-bottom="0.0311in" loext:contextual-spacing="false" fo:line-height="150%" fo:text-align="start" style:justify-single-word="false">
        <style:tab-stops>
          <style:tab-stop style:position="0.4925in"/>
        </style:tab-stops>
      </style:paragraph-properties>
      <style:text-properties style:use-window-font-color="true" style:text-position="0% 100%" style:font-name="DejaVu Sans1" fo:font-size="10pt" fo:language="hy" fo:country="AM" fo:font-weight="normal" officeooo:paragraph-rsid="0016eaff" fo:background-color="transparent" style:font-name-asian="DejaVu Sans1" style:font-name-complex="DejaVu Sans1"/>
    </style:style>
    <style:style style:name="P58" style:family="paragraph" style:parent-style-name="Text_20_body">
      <style:paragraph-properties fo:margin-top="0in" fo:margin-bottom="0.0311in" loext:contextual-spacing="false" fo:line-height="150%" fo:text-align="start" style:justify-single-word="false">
        <style:tab-stops>
          <style:tab-stop style:position="0.4925in"/>
        </style:tab-stops>
      </style:paragraph-properties>
      <style:text-properties style:use-window-font-color="true" style:text-position="0% 100%" style:font-name="DejaVu Sans1" fo:font-size="10pt" fo:language="hy" fo:country="AM" fo:font-weight="normal" officeooo:paragraph-rsid="0084a71b" fo:background-color="transparent" style:font-name-asian="DejaVu Sans1" style:font-name-complex="DejaVu Sans1"/>
    </style:style>
    <style:style style:name="P59" style:family="paragraph" style:parent-style-name="Text_20_body">
      <style:paragraph-properties fo:margin-top="0in" fo:margin-bottom="0.0311in" loext:contextual-spacing="false" fo:line-height="150%" fo:text-align="start" style:justify-single-word="false">
        <style:tab-stops>
          <style:tab-stop style:position="0.4925in"/>
        </style:tab-stops>
      </style:paragraph-properties>
      <style:text-properties style:use-window-font-color="true" style:text-position="0% 100%" style:font-name="DejaVu Sans1" fo:font-size="10pt" fo:language="hy" fo:country="AM" fo:font-weight="normal" officeooo:paragraph-rsid="0084aa78" fo:background-color="transparent" style:font-name-asian="DejaVu Sans1" style:font-name-complex="DejaVu Sans1"/>
    </style:style>
    <style:style style:name="P60" style:family="paragraph" style:parent-style-name="Text_20_body">
      <style:paragraph-properties fo:margin-top="0in" fo:margin-bottom="0.0311in" loext:contextual-spacing="false" fo:line-height="150%" fo:text-align="start" style:justify-single-word="false">
        <style:tab-stops>
          <style:tab-stop style:position="0.4925in"/>
        </style:tab-stops>
      </style:paragraph-properties>
      <style:text-properties style:use-window-font-color="true" style:text-position="0% 100%" style:font-name="DejaVu Sans1" fo:font-size="12pt" fo:language="hy" fo:country="AM" fo:font-weight="bold" officeooo:paragraph-rsid="0084a71b" fo:background-color="transparent" style:font-name-asian="DejaVu Sans1" style:font-size-asian="12pt" style:font-weight-asian="bold" style:font-name-complex="DejaVu Sans1" style:font-size-complex="12pt" style:font-weight-complex="bold"/>
    </style:style>
    <style:style style:name="P61" style:family="paragraph" style:parent-style-name="Standard">
      <style:paragraph-properties fo:margin-left="0in" fo:margin-right="0in" fo:margin-top="0in" fo:margin-bottom="0.0311in" loext:contextual-spacing="false" fo:line-height="150%" fo:text-align="start" style:justify-single-word="false" fo:text-indent="0in" style:auto-text-indent="false">
        <style:tab-stops>
          <style:tab-stop style:position="0.4925in"/>
        </style:tab-stops>
      </style:paragraph-properties>
      <style:text-properties style:use-window-font-color="true" style:font-name="DejaVu Sans1" fo:font-size="10pt" fo:language="hy" fo:country="AM" fo:font-weight="normal" officeooo:paragraph-rsid="007a595d"/>
    </style:style>
    <style:style style:name="P62" style:family="paragraph" style:parent-style-name="Standard">
      <style:paragraph-properties fo:margin-left="0in" fo:margin-right="0in" fo:margin-top="0in" fo:margin-bottom="0.0311in" loext:contextual-spacing="false" fo:line-height="150%" fo:text-align="start" style:justify-single-word="false" fo:text-indent="0in" style:auto-text-indent="false">
        <style:tab-stops>
          <style:tab-stop style:position="0.4925in"/>
        </style:tab-stops>
      </style:paragraph-properties>
      <style:text-properties style:use-window-font-color="true" style:font-name="DejaVu Sans1" fo:font-size="10pt" fo:language="hy" fo:country="AM" fo:font-weight="normal" officeooo:paragraph-rsid="007b6b60"/>
    </style:style>
    <style:style style:name="P63" style:family="paragraph" style:parent-style-name="Standard">
      <style:paragraph-properties fo:margin-left="0in" fo:margin-right="0in" fo:margin-top="0in" fo:margin-bottom="0.0311in" loext:contextual-spacing="false" fo:line-height="150%" fo:text-align="start" style:justify-single-word="false" fo:text-indent="0in" style:auto-text-indent="false">
        <style:tab-stops>
          <style:tab-stop style:position="0.4925in"/>
        </style:tab-stops>
      </style:paragraph-properties>
      <style:text-properties fo:color="#000000" style:font-name="DejaVu Sans1" fo:font-size="10pt" fo:language="hy" fo:country="AM" fo:font-weight="normal" officeooo:rsid="007b6b60" officeooo:paragraph-rsid="007b6b60" fo:background-color="transparent" style:font-name-asian="DejaVu Sans1" style:font-name-complex="DejaVu Sans1"/>
    </style:style>
    <style:style style:name="P64" style:family="paragraph" style:parent-style-name="Title">
      <style:paragraph-properties fo:text-align="center" style:justify-single-word="false"/>
      <style:text-properties fo:font-size="15pt" fo:font-style="normal" fo:font-weight="bold" officeooo:rsid="007879f6" style:font-size-asian="15pt" style:font-style-asian="normal" style:font-weight-asian="bold" style:font-size-complex="15pt" style:font-style-complex="normal" style:font-weight-complex="bold"/>
    </style:style>
    <style:style style:name="P65" style:family="paragraph" style:parent-style-name="Standard" style:list-style-name="L1">
      <style:paragraph-properties fo:margin-left="0in" fo:margin-right="0in" fo:margin-top="0in" fo:margin-bottom="0.0311in" loext:contextual-spacing="false" fo:line-height="150%" fo:text-align="start" style:justify-single-word="false" fo:text-indent="0.2in" style:auto-text-indent="false">
        <style:tab-stops>
          <style:tab-stop style:position="-0.0075in"/>
        </style:tab-stops>
      </style:paragraph-properties>
      <style:text-properties fo:language="hy" fo:country="AM"/>
    </style:style>
    <style:style style:name="P66" style:family="paragraph" style:parent-style-name="Standard" style:list-style-name="L2">
      <style:paragraph-properties fo:margin-left="0in" fo:margin-right="0in" fo:margin-top="0in" fo:margin-bottom="0.0311in" loext:contextual-spacing="false" fo:line-height="150%" fo:text-align="start" style:justify-single-word="false" fo:text-indent="0.2in" style:auto-text-indent="false">
        <style:tab-stops>
          <style:tab-stop style:position="-0.0075in"/>
        </style:tab-stops>
      </style:paragraph-properties>
      <style:text-properties fo:language="hy" fo:country="AM"/>
    </style:style>
    <style:style style:name="P67" style:family="paragraph" style:parent-style-name="Standard" style:list-style-name="L1">
      <style:paragraph-properties fo:margin-left="0in" fo:margin-right="0in" fo:margin-top="0in" fo:margin-bottom="0.0311in" loext:contextual-spacing="false" fo:line-height="150%" fo:text-align="start" style:justify-single-word="false" fo:text-indent="0.2in" style:auto-text-indent="false">
        <style:tab-stops>
          <style:tab-stop style:position="-0.0075in"/>
        </style:tab-stops>
      </style:paragraph-properties>
      <style:text-properties style:use-window-font-color="true" style:font-name="DejaVu Sans1" fo:font-size="10pt" fo:language="hy" fo:country="AM" fo:font-weight="normal" fo:background-color="transparent" style:font-name-asian="DejaVu Sans1" style:font-name-complex="DejaVu Sans1"/>
    </style:style>
    <style:style style:name="P68" style:family="paragraph" style:parent-style-name="Standard" style:list-style-name="L2">
      <style:paragraph-properties fo:margin-left="0in" fo:margin-right="0in" fo:margin-top="0in" fo:margin-bottom="0.0311in" loext:contextual-spacing="false" fo:line-height="150%" fo:text-align="start" style:justify-single-word="false" fo:text-indent="0.2in" style:auto-text-indent="false">
        <style:tab-stops>
          <style:tab-stop style:position="-0.0075in"/>
        </style:tab-stops>
      </style:paragraph-properties>
      <style:text-properties style:font-name="DejaVu Sans" fo:language="hy" fo:country="AM"/>
    </style:style>
    <style:style style:name="P69" style:family="paragraph" style:parent-style-name="Standard" style:list-style-name="L5">
      <style:paragraph-properties fo:margin-left="0in" fo:margin-right="0in" fo:margin-top="0in" fo:margin-bottom="0.0311in" loext:contextual-spacing="false" fo:line-height="115%" fo:text-align="start" style:justify-single-word="false" fo:text-indent="0.2in" style:auto-text-indent="false">
        <style:tab-stops>
          <style:tab-stop style:position="0.4925in"/>
        </style:tab-stops>
      </style:paragraph-properties>
      <style:text-properties fo:color="#000000" style:font-name="DejaVu Sans" fo:font-size="10pt" fo:language="hy" fo:country="AM" fo:font-weight="normal" officeooo:rsid="002c59e0" officeooo:paragraph-rsid="003339d6" fo:background-color="transparent" style:font-name-asian="DejaVu Sans1" style:font-name-complex="DejaVu Sans1"/>
    </style:style>
    <style:style style:name="P70" style:family="paragraph" style:parent-style-name="Standard" style:list-style-name="L6">
      <style:paragraph-properties fo:margin-left="0in" fo:margin-right="0in" fo:margin-top="0in" fo:margin-bottom="0.0311in" loext:contextual-spacing="false" fo:line-height="115%" fo:text-align="start" style:justify-single-word="false" fo:text-indent="0.2in" style:auto-text-indent="false">
        <style:tab-stops>
          <style:tab-stop style:position="0.4925in"/>
        </style:tab-stops>
      </style:paragraph-properties>
      <style:text-properties fo:color="#000000" style:font-name="DejaVu Sans" fo:font-size="10pt" fo:language="hy" fo:country="AM" fo:font-weight="normal" officeooo:rsid="002c59e0" officeooo:paragraph-rsid="003339d6" fo:background-color="transparent" style:font-name-asian="DejaVu Sans1" style:font-name-complex="DejaVu Sans1"/>
    </style:style>
    <style:style style:name="P71" style:family="paragraph" style:parent-style-name="Standard" style:list-style-name="L5">
      <style:paragraph-properties fo:margin-left="0in" fo:margin-right="0in" fo:margin-top="0in" fo:margin-bottom="0.0311in" loext:contextual-spacing="false" fo:line-height="115%" fo:text-align="start" style:justify-single-word="false" fo:text-indent="0.2in" style:auto-text-indent="false">
        <style:tab-stops>
          <style:tab-stop style:position="0.4925in"/>
        </style:tab-stops>
      </style:paragraph-properties>
      <style:text-properties fo:color="#000000" style:font-name="DejaVu Sans" fo:font-size="10pt" fo:language="hy" fo:country="AM" fo:font-weight="normal" officeooo:rsid="002fa057" officeooo:paragraph-rsid="003339d6" fo:background-color="transparent" style:font-name-asian="DejaVu Sans1" style:font-name-complex="DejaVu Sans1"/>
    </style:style>
    <style:style style:name="P72" style:family="paragraph" style:parent-style-name="Standard" style:list-style-name="L5">
      <style:paragraph-properties fo:margin-left="0in" fo:margin-right="0in" fo:margin-top="0in" fo:margin-bottom="0.0311in" loext:contextual-spacing="false" fo:line-height="115%" fo:text-align="start" style:justify-single-word="false" fo:text-indent="0.2in" style:auto-text-indent="false">
        <style:tab-stops>
          <style:tab-stop style:position="0.4925in"/>
        </style:tab-stops>
      </style:paragraph-properties>
      <style:text-properties fo:color="#000000" style:font-name="DejaVu Sans" fo:font-size="10pt" fo:language="hy" fo:country="AM" fo:font-weight="normal" officeooo:rsid="007d9277" officeooo:paragraph-rsid="007d9277" fo:background-color="transparent" style:font-name-asian="DejaVu Sans1" style:font-name-complex="DejaVu Sans1"/>
    </style:style>
    <style:style style:name="P73" style:family="paragraph" style:parent-style-name="Standard" style:list-style-name="L7">
      <style:paragraph-properties fo:margin-left="0in" fo:margin-right="0in" fo:margin-top="0in" fo:margin-bottom="0in" loext:contextual-spacing="false" fo:line-height="115%" fo:text-indent="0.2in" style:auto-text-indent="false" fo:break-before="auto" fo:break-after="auto" style:writing-mode="lr-tb"/>
      <style:text-properties fo:font-size="10pt" officeooo:paragraph-rsid="0035d8e1" style:font-size-asian="10pt" style:font-size-complex="10pt"/>
    </style:style>
    <style:style style:name="P74" style:family="paragraph" style:parent-style-name="Standard" style:list-style-name="L7">
      <style:paragraph-properties fo:margin-left="0in" fo:margin-right="0in" fo:margin-top="0in" fo:margin-bottom="0in" loext:contextual-spacing="false" fo:line-height="115%" fo:text-indent="0.2in" style:auto-text-indent="false" fo:break-before="auto" fo:break-after="auto" style:writing-mode="lr-tb"/>
      <style:text-properties fo:font-size="10pt" officeooo:paragraph-rsid="008399d7" style:font-size-asian="10pt" style:font-size-complex="10pt"/>
    </style:style>
    <style:style style:name="P75" style:family="paragraph" style:parent-style-name="Standard" style:list-style-name="L7">
      <style:paragraph-properties fo:margin-left="0in" fo:margin-right="0in" fo:margin-top="0in" fo:margin-bottom="0in" loext:contextual-spacing="false" fo:line-height="115%" fo:text-indent="0.2in" style:auto-text-indent="false" style:writing-mode="lr-tb"/>
      <style:text-properties fo:font-size="10pt" officeooo:paragraph-rsid="008399d7" style:font-size-asian="10pt" style:font-size-complex="10pt"/>
    </style:style>
    <style:style style:name="P76" style:family="paragraph" style:parent-style-name="Standard" style:list-style-name="L4">
      <style:paragraph-properties fo:margin-top="0in" fo:margin-bottom="0.0311in" loext:contextual-spacing="false" fo:line-height="115%" fo:text-align="start" style:justify-single-word="false">
        <style:tab-stops>
          <style:tab-stop style:position="0.4925in"/>
        </style:tab-stops>
      </style:paragraph-properties>
      <style:text-properties fo:color="#000000" style:font-name="DejaVu Sans" fo:font-size="10pt" fo:language="hy" fo:country="AM" fo:font-weight="normal" officeooo:rsid="002a0d75" officeooo:paragraph-rsid="002b2c9c" fo:background-color="transparent" style:font-name-asian="DejaVu Sans1" style:font-name-complex="DejaVu Sans1"/>
    </style:style>
    <style:style style:name="P77" style:family="paragraph" style:parent-style-name="Standard" style:list-style-name="L4">
      <style:paragraph-properties fo:margin-top="0in" fo:margin-bottom="0.0311in" loext:contextual-spacing="false" fo:line-height="115%" fo:text-align="start" style:justify-single-word="false">
        <style:tab-stops>
          <style:tab-stop style:position="0.4925in"/>
        </style:tab-stops>
      </style:paragraph-properties>
      <style:text-properties fo:color="#000000" style:font-name="DejaVu Sans" fo:font-size="10pt" fo:language="hy" fo:country="AM" fo:font-weight="normal" officeooo:rsid="007d5d95" officeooo:paragraph-rsid="007d5d95" fo:background-color="transparent" style:font-name-asian="DejaVu Sans1" style:font-name-complex="DejaVu Sans1"/>
    </style:style>
    <style:style style:name="P78" style:family="paragraph" style:parent-style-name="Standard" style:list-style-name="L4">
      <style:paragraph-properties fo:margin-top="0in" fo:margin-bottom="0.0311in" loext:contextual-spacing="false" fo:line-height="115%" fo:text-align="start" style:justify-single-word="false">
        <style:tab-stops>
          <style:tab-stop style:position="0.4925in"/>
        </style:tab-stops>
      </style:paragraph-properties>
      <style:text-properties fo:color="#000000" style:font-name="DejaVu Sans" fo:font-size="10pt" fo:language="hy" fo:country="AM" fo:font-weight="normal" officeooo:rsid="002bd2fe" officeooo:paragraph-rsid="002b2c9c" fo:background-color="transparent" style:font-name-asian="DejaVu Sans1" style:font-name-complex="DejaVu Sans1"/>
    </style:style>
    <style:style style:name="P79" style:family="paragraph" style:parent-style-name="Standard" style:list-style-name="L4">
      <style:paragraph-properties fo:margin-top="0in" fo:margin-bottom="0.0311in" loext:contextual-spacing="false" fo:line-height="115%" fo:text-align="start" style:justify-single-word="false">
        <style:tab-stops>
          <style:tab-stop style:position="0.4925in"/>
        </style:tab-stops>
      </style:paragraph-properties>
      <style:text-properties fo:color="#000000" style:font-name="DejaVu Sans" fo:font-size="10pt" fo:language="hy" fo:country="AM" fo:font-weight="normal" officeooo:rsid="002b2c9c" officeooo:paragraph-rsid="002b2c9c" fo:background-color="transparent" style:font-name-asian="DejaVu Sans1" style:font-name-complex="DejaVu Sans1"/>
    </style:style>
    <style:style style:name="P80" style:family="paragraph" style:parent-style-name="Standard" style:list-style-name="L4">
      <style:paragraph-properties fo:margin-top="0in" fo:margin-bottom="0.0311in" loext:contextual-spacing="false" fo:line-height="115%" fo:text-align="start" style:justify-single-word="false">
        <style:tab-stops>
          <style:tab-stop style:position="0.4925in"/>
        </style:tab-stops>
      </style:paragraph-properties>
      <style:text-properties fo:font-size="10pt" officeooo:paragraph-rsid="0084a71b"/>
    </style:style>
    <style:style style:name="P81" style:family="paragraph" style:parent-style-name="Standard" style:list-style-name="L4">
      <style:paragraph-properties fo:margin-top="0in" fo:margin-bottom="0.0311in" loext:contextual-spacing="false" fo:line-height="115%" fo:text-align="start" style:justify-single-word="false">
        <style:tab-stops>
          <style:tab-stop style:position="0.4925in"/>
        </style:tab-stops>
      </style:paragraph-properties>
      <style:text-properties fo:font-size="10pt" officeooo:rsid="0084a71b" officeooo:paragraph-rsid="0084a71b" style:font-size-asian="10pt" style:font-size-complex="10pt"/>
    </style:style>
    <style:style style:name="P82" style:family="paragraph" style:parent-style-name="Heading_20_1">
      <style:text-properties style:font-name="DejaVu Sans" fo:language="hy" fo:country="AM" officeooo:paragraph-rsid="00869691" fo:background-color="transparent"/>
    </style:style>
    <style:style style:name="P83" style:family="paragraph" style:parent-style-name="Heading_20_1">
      <style:text-properties officeooo:paragraph-rsid="00869691"/>
    </style:style>
    <style:style style:name="P84" style:family="paragraph" style:parent-style-name="Heading_20_1">
      <style:paragraph-properties fo:break-before="page"/>
      <style:text-properties style:font-name="DejaVu Sans" fo:language="hy" fo:country="AM"/>
    </style:style>
    <style:style style:name="P85" style:family="paragraph" style:parent-style-name="Heading_20_1">
      <style:paragraph-properties fo:margin-left="0in" fo:margin-right="0in" fo:text-indent="0.2in" style:auto-text-indent="false"/>
    </style:style>
    <style:style style:name="P86" style:family="paragraph" style:parent-style-name="Heading_20_1" style:master-page-name="">
      <style:paragraph-properties fo:margin-left="0in" fo:margin-right="0in" fo:margin-top="0.0984in" fo:margin-bottom="0.0783in" loext:contextual-spacing="false" fo:text-indent="0in" style:auto-text-indent="false" style:page-number="auto" fo:keep-with-next="always"/>
      <style:text-properties style:font-name="DejaVu Sans" fo:language="hy" fo:country="AM" officeooo:paragraph-rsid="008c68e1"/>
    </style:style>
    <style:style style:name="P87" style:family="paragraph" style:parent-style-name="Heading_20_2">
      <style:text-properties style:font-name="DejaVu Sans" fo:language="hy" fo:country="AM"/>
    </style:style>
    <style:style style:name="P88" style:family="paragraph" style:parent-style-name="Heading_20_2">
      <style:paragraph-properties fo:text-align="justify" style:justify-single-word="false"/>
      <style:text-properties style:font-name="DejaVu Sans" fo:language="hy" fo:country="AM"/>
    </style:style>
    <style:style style:name="P89" style:family="paragraph" style:parent-style-name="Heading_20_2">
      <style:text-properties style:font-name="DejaVu Sans" fo:language="hy" fo:country="AM" officeooo:paragraph-rsid="00869691" fo:background-color="transparent"/>
    </style:style>
    <style:style style:name="P90" style:family="paragraph" style:parent-style-name="Heading_20_2">
      <style:text-properties style:font-name="DejaVu Sans" officeooo:paragraph-rsid="00869691" fo:background-color="transparent"/>
    </style:style>
    <style:style style:name="P91" style:family="paragraph" style:parent-style-name="Heading_20_2">
      <style:text-properties fo:language="hy" fo:country="AM"/>
    </style:style>
    <style:style style:name="P92" style:family="paragraph" style:parent-style-name="Heading_20_2">
      <style:paragraph-properties fo:line-height="115%"/>
      <style:text-properties fo:color="#000000" style:font-name="DejaVu Sans" fo:language="hy" fo:country="AM" officeooo:rsid="002a0d75" officeooo:paragraph-rsid="00160026"/>
    </style:style>
    <style:style style:name="P93" style:family="paragraph" style:parent-style-name="Heading_20_2">
      <style:text-properties fo:color="#000000" style:font-name="DejaVu Sans" fo:language="hy" fo:country="AM" officeooo:rsid="002c59e0" officeooo:paragraph-rsid="003339d6"/>
    </style:style>
    <style:style style:name="P94" style:family="paragraph" style:parent-style-name="Heading_20_2">
      <style:text-properties fo:color="#000000" style:font-name="DejaVu Sans" fo:font-size="12pt" fo:language="hy" fo:country="AM" fo:font-style="normal" fo:font-weight="bold" officeooo:rsid="002c59e0" officeooo:paragraph-rsid="0035d8e1" style:font-name-asian="DejaVu Sans2" style:font-size-asian="14pt" style:font-style-asian="oblique" style:font-weight-asian="normal" style:font-name-complex="DejaVu Sans2" style:font-size-complex="14pt" style:font-style-complex="oblique" style:font-weight-complex="normal"/>
    </style:style>
    <style:style style:name="P95" style:family="paragraph" style:parent-style-name="Heading_20_2">
      <style:text-properties fo:color="#000000" style:font-name="DejaVu Sans" fo:font-size="12pt" fo:language="hy" fo:country="AM" fo:font-style="normal" fo:font-weight="bold" officeooo:rsid="00727060" officeooo:paragraph-rsid="00727060" fo:background-color="transparent" style:font-name-asian="DejaVu Sans2" style:font-size-asian="14pt" style:font-style-asian="oblique" style:font-weight-asian="normal" style:font-name-complex="DejaVu Sans2" style:font-size-complex="14pt" style:font-style-complex="oblique" style:font-weight-complex="normal"/>
    </style:style>
    <style:style style:name="P96" style:family="paragraph" style:parent-style-name="Heading_20_2">
      <style:paragraph-properties fo:text-align="justify" style:justify-single-word="false"/>
      <style:text-properties officeooo:paragraph-rsid="0084a71b"/>
    </style:style>
    <style:style style:name="P97" style:family="paragraph" style:parent-style-name="Heading_20_2">
      <style:paragraph-properties fo:text-align="justify" style:justify-single-word="false"/>
      <style:text-properties officeooo:paragraph-rsid="0084aa78"/>
    </style:style>
    <style:style style:name="P98" style:family="paragraph" style:parent-style-name="Heading_20_2">
      <style:text-properties officeooo:paragraph-rsid="00869691"/>
    </style:style>
    <style:style style:name="P99" style:family="paragraph" style:parent-style-name="Heading_20_2" style:list-style-name="L10">
      <style:text-properties fo:font-size="10pt" fo:language="hy" fo:country="AM" officeooo:paragraph-rsid="00869691"/>
    </style:style>
    <style:style style:name="P100" style:family="paragraph" style:parent-style-name="Heading_20_2">
      <style:paragraph-properties fo:margin-top="0in" fo:margin-bottom="0in" loext:contextual-spacing="false" fo:line-height="150%" fo:text-align="start" style:justify-single-word="false" style:writing-mode="lr-tb">
        <style:tab-stops>
          <style:tab-stop style:position="0.4925in"/>
        </style:tab-stops>
      </style:paragraph-properties>
      <style:text-properties fo:color="#000000" style:font-name="DejaVu Sans" fo:font-size="12pt" fo:language="hy" fo:country="AM" fo:font-style="normal" fo:font-weight="bold" officeooo:rsid="00908d9f" officeooo:paragraph-rsid="00908d9f" fo:background-color="transparent" style:font-name-asian="DejaVu Sans2" style:font-size-asian="14pt" style:font-style-asian="oblique" style:font-weight-asian="normal" style:font-name-complex="DejaVu Sans2" style:font-size-complex="14pt" style:font-style-complex="oblique" style:font-weight-complex="normal"/>
    </style:style>
    <style:style style:name="P101" style:family="paragraph" style:parent-style-name="Heading_20_2">
      <style:paragraph-properties fo:keep-with-next="always"/>
      <style:text-properties officeooo:paragraph-rsid="00869691"/>
    </style:style>
    <style:style style:name="P102" style:family="paragraph" style:parent-style-name="Text_20_body" style:list-style-name="L9">
      <style:text-properties style:font-name="DejaVu Sans" fo:language="hy" fo:country="AM" fo:background-color="transparent"/>
    </style:style>
    <style:style style:name="P103" style:family="paragraph" style:parent-style-name="Text_20_body" style:list-style-name="L9">
      <style:text-properties style:font-name="DejaVu Sans" fo:language="hy" fo:country="AM"/>
    </style:style>
    <style:style style:name="P104" style:family="paragraph" style:parent-style-name="Text_20_body" style:list-style-name="L10">
      <style:paragraph-properties fo:text-align="justify" style:justify-single-word="false"/>
      <style:text-properties officeooo:paragraph-rsid="00869691"/>
    </style:style>
    <style:style style:name="P105" style:family="paragraph" style:parent-style-name="Text_20_body" style:list-style-name="L3">
      <style:paragraph-properties fo:margin-left="0in" fo:margin-right="0in" fo:line-height="115%" fo:text-indent="0.2in" style:auto-text-indent="false"/>
      <style:text-properties officeooo:paragraph-rsid="00266f42"/>
    </style:style>
    <style:style style:name="P106" style:family="paragraph" style:parent-style-name="Text_20_body" style:list-style-name="L3">
      <style:paragraph-properties fo:margin-left="0in" fo:margin-right="0in" fo:line-height="115%" fo:text-indent="0.2in" style:auto-text-indent="false"/>
      <style:text-properties officeooo:paragraph-rsid="002790c6"/>
    </style:style>
    <style:style style:name="P107" style:family="paragraph" style:parent-style-name="Text_20_body" style:list-style-name="L8">
      <loext:graphic-properties draw:fill-image-width="0in" draw:fill-image-height="0in"/>
      <style:paragraph-properties fo:margin-top="0in" fo:margin-bottom="0in" loext:contextual-spacing="false" fo:line-height="150%" fo:text-align="start" style:justify-single-word="false" style:writing-mode="lr-tb">
        <style:tab-stops/>
      </style:paragraph-properties>
      <style:text-properties officeooo:rsid="008399d7" officeooo:paragraph-rsid="008399d7"/>
    </style:style>
    <style:style style:name="P108" style:family="paragraph" style:parent-style-name="Text_20_body" style:list-style-name="L8">
      <loext:graphic-properties draw:fill-image-width="0in" draw:fill-image-height="0in"/>
      <style:paragraph-properties fo:margin-top="0in" fo:margin-bottom="0in" loext:contextual-spacing="false" fo:line-height="150%" fo:text-align="start" style:justify-single-word="false" style:writing-mode="lr-tb">
        <style:tab-stops/>
      </style:paragraph-properties>
      <style:text-properties fo:font-variant="normal" fo:text-transform="none" fo:color="#000000" style:font-name="Verdana" fo:font-size="10pt" fo:letter-spacing="normal" fo:language="hy" fo:country="AM" fo:font-style="normal" style:text-underline-style="none" fo:font-weight="normal" officeooo:rsid="008399d7" officeooo:paragraph-rsid="008399d7" fo:background-color="transparent" style:font-name-asian="DejaVu Sans2" style:font-size-asian="10pt" style:font-style-asian="oblique" style:font-weight-asian="normal" style:font-name-complex="DejaVu Sans2" style:font-size-complex="10pt" style:font-style-complex="oblique" style:font-weight-complex="normal"/>
    </style:style>
    <style:style style:name="P109" style:family="paragraph" style:parent-style-name="Text_20_body" style:list-style-name="L8">
      <loext:graphic-properties draw:fill-image-width="0in" draw:fill-image-height="0in"/>
      <style:paragraph-properties fo:margin-top="0in" fo:margin-bottom="0in" loext:contextual-spacing="false" fo:line-height="150%" fo:text-align="start" style:justify-single-word="false" style:writing-mode="lr-tb">
        <style:tab-stops/>
      </style:paragraph-properties>
      <style:text-properties fo:font-variant="normal" fo:text-transform="none" fo:color="#000000" style:font-name="Verdana" fo:font-size="10pt" fo:letter-spacing="normal" fo:language="hy" fo:country="AM" fo:font-style="normal" style:text-underline-style="none" fo:font-weight="normal" officeooo:rsid="00843326" officeooo:paragraph-rsid="00843326" fo:background-color="transparent" style:font-name-asian="DejaVu Sans2" style:font-size-asian="10pt" style:font-style-asian="oblique" style:font-weight-asian="normal" style:font-name-complex="DejaVu Sans2" style:font-size-complex="10pt" style:font-style-complex="oblique" style:font-weight-complex="normal"/>
    </style:style>
    <style:style style:name="P110" style:family="paragraph" style:parent-style-name="Text_20_body" style:list-style-name="L8">
      <loext:graphic-properties draw:fill-image-width="0in" draw:fill-image-height="0in"/>
      <style:paragraph-properties fo:margin-top="0in" fo:margin-bottom="0in" loext:contextual-spacing="false" fo:line-height="150%" fo:text-align="start" style:justify-single-word="false" style:writing-mode="lr-tb">
        <style:tab-stops/>
      </style:paragraph-properties>
      <style:text-properties fo:font-variant="normal" fo:text-transform="none" fo:color="#000000" style:font-name="Verdana" fo:font-size="10pt" fo:letter-spacing="normal" fo:language="hy" fo:country="AM" fo:font-style="normal" style:text-underline-style="none" fo:font-weight="bold" officeooo:rsid="0072f61c" officeooo:paragraph-rsid="0072f61c" fo:background-color="transparent" style:font-name-asian="DejaVu Sans2" style:font-size-asian="10pt" style:font-style-asian="oblique" style:font-weight-asian="bold" style:font-name-complex="DejaVu Sans2" style:font-size-complex="10pt" style:font-style-complex="oblique" style:font-weight-complex="bold"/>
    </style:style>
    <style:style style:name="P111" style:family="paragraph" style:parent-style-name="Text_20_body" style:list-style-name="L8">
      <loext:graphic-properties draw:fill-image-width="0in" draw:fill-image-height="0in"/>
      <style:paragraph-properties fo:margin-top="0in" fo:margin-bottom="0in" loext:contextual-spacing="false" fo:line-height="150%" fo:text-align="start" style:justify-single-word="false" style:writing-mode="lr-tb">
        <style:tab-stops/>
      </style:paragraph-properties>
      <style:text-properties fo:font-variant="normal" fo:text-transform="none" fo:color="#000000" style:font-name="Verdana" fo:font-size="10pt" fo:letter-spacing="normal" fo:language="hy" fo:country="AM" fo:font-style="normal" style:text-underline-style="none" fo:font-weight="bold" officeooo:rsid="00393328" officeooo:paragraph-rsid="00843326" fo:background-color="transparent" style:font-name-asian="DejaVu Sans2" style:font-size-asian="10pt" style:font-style-asian="oblique" style:font-weight-asian="bold" style:font-name-complex="DejaVu Sans2" style:font-size-complex="10pt" style:font-style-complex="oblique" style:font-weight-complex="bold"/>
    </style:style>
    <style:style style:name="P112" style:family="paragraph" style:parent-style-name="Text_20_body" style:list-style-name="L8">
      <loext:graphic-properties draw:fill-image-width="0in" draw:fill-image-height="0in"/>
      <style:paragraph-properties fo:margin-top="0in" fo:margin-bottom="0in" loext:contextual-spacing="false" fo:line-height="150%" fo:text-align="start" style:justify-single-word="false" style:writing-mode="lr-tb">
        <style:tab-stops/>
      </style:paragraph-properties>
      <style:text-properties officeooo:rsid="00721a93" officeooo:paragraph-rsid="008399d7"/>
    </style:style>
    <style:style style:name="P113" style:family="paragraph" style:parent-style-name="Text_20_body" style:list-style-name="L8">
      <loext:graphic-properties draw:fill-image-width="0in" draw:fill-image-height="0in"/>
      <style:paragraph-properties fo:margin-top="0in" fo:margin-bottom="0in" loext:contextual-spacing="false" fo:line-height="150%" fo:text-align="start" style:justify-single-word="false" style:writing-mode="lr-tb">
        <style:tab-stops/>
      </style:paragraph-properties>
      <style:text-properties officeooo:rsid="00721a93" officeooo:paragraph-rsid="00843326"/>
    </style:style>
    <style:style style:name="P114" style:family="paragraph" style:parent-style-name="Text_20_body" style:list-style-name="L8">
      <loext:graphic-properties draw:fill-image-width="0in" draw:fill-image-height="0in"/>
      <style:paragraph-properties fo:margin-top="0in" fo:margin-bottom="0in" loext:contextual-spacing="false" fo:line-height="150%" fo:text-align="start" style:justify-single-word="false" style:writing-mode="lr-tb">
        <style:tab-stops/>
      </style:paragraph-properties>
      <style:text-properties officeooo:rsid="00843326" officeooo:paragraph-rsid="00843326"/>
    </style:style>
    <style:style style:name="P115" style:family="paragraph" style:parent-style-name="Title" style:master-page-name="First_20_Page">
      <style:paragraph-properties style:page-number="auto"/>
    </style:style>
    <style:style style:name="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style:use-window-font-color="true" style:text-position="0% 100%" style:font-name="DejaVu Sans" fo:font-size="14pt" fo:language="hy" fo:country="AM" fo:background-color="transparent" loext:char-shading-value="0" style:font-size-asian="14pt" style:font-size-complex="14pt"/>
    </style:style>
    <style:style style:name="T4" style:family="text">
      <style:text-properties style:use-window-font-color="true" style:text-position="0% 100%" style:font-name="DejaVu Sans" fo:font-size="9pt" fo:language="hy" fo:country="AM" fo:background-color="transparent" loext:char-shading-value="0" style:font-size-asian="9pt" style:font-size-complex="9pt"/>
    </style:style>
    <style:style style:name="T5" style:family="text">
      <style:text-properties style:use-window-font-color="true" style:text-position="0% 100%" style:font-name="DejaVu Sans1" fo:font-size="10pt" fo:language="hy" fo:country="AM" fo:font-weight="normal" officeooo:rsid="00266f42" fo:background-color="transparent" loext:char-shading-value="0" style:font-name-asian="DejaVu Sans1" style:font-size-asian="14pt" style:font-name-complex="DejaVu Sans1" style:font-size-complex="14pt"/>
    </style:style>
    <style:style style:name="T6" style:family="text">
      <style:text-properties style:use-window-font-color="true" style:text-position="0% 100%" style:font-name="DejaVu Sans1" fo:font-size="10pt" fo:language="hy" fo:country="AM" fo:font-weight="normal" officeooo:rsid="002790c6" fo:background-color="transparent" loext:char-shading-value="0" style:font-name-asian="DejaVu Sans1" style:font-size-asian="14pt" style:font-name-complex="DejaVu Sans1" style:font-size-complex="14pt"/>
    </style:style>
    <style:style style:name="T7" style:family="text">
      <style:text-properties style:use-window-font-color="true" style:text-position="0% 100%" style:font-name="DejaVu Sans1" fo:font-size="10pt" fo:language="hy" fo:country="AM" fo:font-weight="normal" officeooo:rsid="007d5d95" fo:background-color="transparent" loext:char-shading-value="0" style:font-name-asian="DejaVu Sans1" style:font-size-asian="14pt" style:font-name-complex="DejaVu Sans1" style:font-size-complex="14pt"/>
    </style:style>
    <style:style style:name="T8" style:family="text">
      <style:text-properties style:use-window-font-color="true" style:text-position="0% 100%" style:font-name="DejaVu Sans1" fo:font-size="9pt" fo:language="hy" fo:country="AM" fo:font-weight="normal" fo:background-color="transparent" loext:char-shading-value="0" style:font-name-asian="DejaVu Sans1" style:font-size-asian="9pt" style:font-weight-asian="normal" style:font-name-complex="DejaVu Sans1" style:font-size-complex="9pt" style:font-weight-complex="normal"/>
    </style:style>
    <style:style style:name="T9" style:family="text">
      <style:text-properties style:use-window-font-color="true" style:font-name="DejaVu Sans1" fo:font-size="10pt" fo:font-weight="bold" fo:background-color="transparent" loext:char-shading-value="0" style:font-name-asian="DejaVu Sans1" style:font-name-complex="DejaVu Sans1"/>
    </style:style>
    <style:style style:name="T10" style:family="text">
      <style:text-properties style:use-window-font-color="true" style:font-name="DejaVu Sans1" fo:font-size="10pt" fo:font-weight="bold" fo:background-color="transparent" loext:char-shading-value="0" style:font-name-asian="DejaVu Sans1" style:font-weight-asian="bold" style:font-name-complex="DejaVu Sans1" style:font-weight-complex="bold"/>
    </style:style>
    <style:style style:name="T11" style:family="text">
      <style:text-properties style:use-window-font-color="true" style:font-name="DejaVu Sans1" fo:font-size="10pt" fo:font-weight="normal" fo:background-color="transparent" loext:char-shading-value="0" style:font-name-asian="DejaVu Sans1" style:font-name-complex="DejaVu Sans1"/>
    </style:style>
    <style:style style:name="T12" style:family="text">
      <style:text-properties style:use-window-font-color="true" style:font-name="DejaVu Sans1" fo:font-size="10pt" fo:font-weight="normal" officeooo:rsid="007d5d95" fo:background-color="transparent" loext:char-shading-value="0" style:font-name-asian="DejaVu Sans1" style:font-name-complex="DejaVu Sans1"/>
    </style:style>
    <style:style style:name="T13" style:family="text">
      <style:text-properties style:use-window-font-color="true" style:font-name="DejaVu Sans1" fo:font-size="10pt" fo:font-weight="normal" officeooo:rsid="0095ea2f" fo:background-color="transparent" loext:char-shading-value="0" style:font-name-asian="DejaVu Sans1" style:font-name-complex="DejaVu Sans1"/>
    </style:style>
    <style:style style:name="T14" style:family="text">
      <style:text-properties style:use-window-font-color="true" style:font-name="MS Mincho" fo:font-size="10pt" fo:font-weight="normal" fo:background-color="transparent" loext:char-shading-value="0" style:font-name-asian="MS Mincho" style:font-name-complex="MS Mincho"/>
    </style:style>
    <style:style style:name="T15" style:family="text">
      <style:text-properties fo:font-variant="normal" fo:text-transform="none"/>
    </style:style>
    <style:style style:name="T16" style:family="text">
      <style:text-properties fo:font-variant="normal" fo:text-transform="none" fo:color="#000000" style:font-name="Verdana" fo:letter-spacing="normal" fo:language="hy" fo:country="AM" fo:font-style="normal" style:text-underline-style="none" fo:font-weight="normal" fo:background-color="transparent" loext:char-shading-value="0"/>
    </style:style>
    <style:style style:name="T17" style:family="text">
      <style:text-properties fo:font-variant="normal" fo:text-transform="none" fo:color="#000000" style:font-name="Verdana" fo:letter-spacing="normal" fo:language="hy" fo:country="AM" fo:font-style="normal" style:text-underline-style="none" fo:font-weight="normal" officeooo:rsid="002fec8a" fo:background-color="transparent" loext:char-shading-value="0"/>
    </style:style>
    <style:style style:name="T18" style:family="text">
      <style:text-properties fo:font-variant="normal" fo:text-transform="none" fo:color="#000000" style:font-name="Verdana" fo:font-size="10pt" fo:letter-spacing="normal" fo:language="hy" fo:country="AM" fo:font-style="normal" style:text-underline-style="none" fo:font-weight="normal" fo:background-color="transparent" loext:char-shading-value="0" style:font-name-asian="DejaVu Sans2" style:font-size-asian="10pt" style:font-style-asian="oblique" style:font-weight-asian="normal" style:font-name-complex="DejaVu Sans2" style:font-size-complex="10pt" style:font-style-complex="oblique" style:font-weight-complex="normal"/>
    </style:style>
    <style:style style:name="T19" style:family="text">
      <style:text-properties fo:font-variant="normal" fo:text-transform="none" fo:color="#000000" style:font-name="Verdana" fo:font-size="10pt" fo:letter-spacing="normal" fo:language="hy" fo:country="AM" fo:font-style="normal" style:text-underline-style="none" fo:font-weight="normal" officeooo:rsid="00393328" fo:background-color="transparent" loext:char-shading-value="0" style:font-name-asian="DejaVu Sans2" style:font-size-asian="10pt" style:font-style-asian="oblique" style:font-weight-asian="normal" style:font-name-complex="DejaVu Sans2" style:font-size-complex="10pt" style:font-style-complex="oblique" style:font-weight-complex="normal"/>
    </style:style>
    <style:style style:name="T20" style:family="text">
      <style:text-properties fo:font-variant="normal" fo:text-transform="none" fo:color="#000000" style:font-name="Verdana" fo:font-size="10pt" fo:letter-spacing="normal" fo:language="hy" fo:country="AM" fo:font-style="normal" style:text-underline-style="none" fo:font-weight="normal" officeooo:rsid="00721a93" fo:background-color="transparent" loext:char-shading-value="0" style:font-name-asian="DejaVu Sans2" style:font-size-asian="10pt" style:font-style-asian="oblique" style:font-weight-asian="normal" style:font-name-complex="DejaVu Sans2" style:font-size-complex="10pt" style:font-style-complex="oblique" style:font-weight-complex="normal"/>
    </style:style>
    <style:style style:name="T21" style:family="text">
      <style:text-properties fo:font-variant="normal" fo:text-transform="none" fo:color="#000000" style:font-name="Verdana" fo:font-size="10pt" fo:letter-spacing="normal" fo:language="hy" fo:country="AM" fo:font-style="normal" style:text-underline-style="none" fo:font-weight="normal" officeooo:rsid="008399d7" fo:background-color="transparent" loext:char-shading-value="0" style:font-name-asian="DejaVu Sans2" style:font-size-asian="10pt" style:font-style-asian="oblique" style:font-weight-asian="normal" style:font-name-complex="DejaVu Sans2" style:font-size-complex="10pt" style:font-style-complex="oblique" style:font-weight-complex="normal"/>
    </style:style>
    <style:style style:name="T22" style:family="text">
      <style:text-properties fo:font-variant="normal" fo:text-transform="none" fo:color="#000000" style:font-name="Verdana" fo:font-size="10pt" fo:letter-spacing="normal" fo:language="hy" fo:country="AM" fo:font-style="normal" style:text-underline-style="none" fo:font-weight="normal" officeooo:rsid="00843326" fo:background-color="transparent" loext:char-shading-value="0" style:font-name-asian="DejaVu Sans2" style:font-size-asian="10pt" style:font-style-asian="oblique" style:font-weight-asian="normal" style:font-name-complex="DejaVu Sans2" style:font-size-complex="10pt" style:font-style-complex="oblique" style:font-weight-complex="normal"/>
    </style:style>
    <style:style style:name="T23" style:family="text">
      <style:text-properties fo:font-variant="normal" fo:text-transform="none" fo:color="#000000" style:font-name="Verdana" fo:font-size="10pt" fo:letter-spacing="normal" fo:language="hy" fo:country="AM" fo:font-style="normal" style:text-underline-style="none" officeooo:rsid="0071b894" fo:background-color="transparent" loext:char-shading-value="0" style:font-name-asian="DejaVu Sans2" style:font-size-asian="10pt" style:font-style-asian="oblique" style:font-name-complex="DejaVu Sans2" style:font-size-complex="10pt" style:font-style-complex="oblique"/>
    </style:style>
    <style:style style:name="T24" style:family="text">
      <style:text-properties fo:font-size="10pt"/>
    </style:style>
    <style:style style:name="T25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6" style:family="text">
      <style:text-properties fo:font-size="10pt" fo:background-color="transparent" loext:char-shading-value="0"/>
    </style:style>
    <style:style style:name="T27" style:family="text">
      <style:text-properties fo:font-size="10pt" fo:font-weight="bold" style:font-weight-asian="bold" style:font-weight-complex="bold"/>
    </style:style>
    <style:style style:name="T28" style:family="text">
      <style:text-properties fo:font-size="10pt" officeooo:rsid="00869691"/>
    </style:style>
    <style:style style:name="T29" style:family="text">
      <style:text-properties fo:font-size="10pt" officeooo:rsid="008a7920"/>
    </style:style>
    <style:style style:name="T30" style:family="text">
      <style:text-properties fo:background-color="transparent" loext:char-shading-value="0"/>
    </style:style>
    <style:style style:name="T31" style:family="text">
      <style:text-properties fo:background-color="transparent" loext:char-shading-value="0" style:font-name-asian="DejaVu Sans1" style:font-name-complex="DejaVu Sans1"/>
    </style:style>
    <style:style style:name="T32" style:family="text">
      <style:text-properties style:text-position="0% 100%" fo:background-color="transparent" loext:char-shading-value="0"/>
    </style:style>
    <style:style style:name="T33" style:family="text">
      <style:text-properties style:text-position="0% 100%" style:font-name="DejaVu Sans"/>
    </style:style>
    <style:style style:name="T34" style:family="text">
      <style:text-properties style:text-position="0% 100%" style:font-name="DejaVu Sans" fo:background-color="transparent" loext:char-shading-value="0"/>
    </style:style>
    <style:style style:name="T35" style:family="text">
      <style:text-properties style:text-position="0% 100%" style:font-name="DejaVu Sans" officeooo:rsid="0016edec" fo:background-color="transparent" loext:char-shading-value="0"/>
    </style:style>
    <style:style style:name="T36" style:family="text">
      <style:text-properties style:text-position="0% 100%" style:font-name="DejaVu Sans" officeooo:rsid="00869691" fo:background-color="transparent" loext:char-shading-value="0"/>
    </style:style>
    <style:style style:name="T37" style:family="text">
      <style:text-properties style:text-position="0% 100%" style:font-name="DejaVu Sans" officeooo:rsid="008730be" fo:background-color="transparent" loext:char-shading-value="0"/>
    </style:style>
    <style:style style:name="T38" style:family="text">
      <style:text-properties style:text-position="0% 100%" style:font-name="DejaVu Sans" officeooo:rsid="008a7920" fo:background-color="transparent" loext:char-shading-value="0"/>
    </style:style>
    <style:style style:name="T39" style:family="text">
      <style:text-properties style:text-position="0% 100%" style:font-name="DejaVu Sans" fo:font-size="10pt" fo:language="hy" fo:country="AM" fo:background-color="transparent" loext:char-shading-value="0"/>
    </style:style>
    <style:style style:name="T40" style:family="text">
      <style:text-properties style:text-position="0% 100%" style:font-name="DejaVu Sans" fo:font-size="10pt" fo:background-color="transparent" loext:char-shading-value="0"/>
    </style:style>
    <style:style style:name="T41" style:family="text">
      <style:text-properties style:text-position="0% 100%" style:font-name="DejaVu Sans" fo:font-size="10pt" officeooo:rsid="00911ced" fo:background-color="transparent" loext:char-shading-value="0"/>
    </style:style>
    <style:style style:name="T42" style:family="text">
      <style:text-properties style:text-position="0% 100%" style:font-name="DejaVu Sans" fo:font-size="10pt" officeooo:rsid="00926db3" fo:background-color="transparent" loext:char-shading-value="0"/>
    </style:style>
    <style:style style:name="T43" style:family="text">
      <style:text-properties style:text-position="0% 100%" style:font-name="DejaVu Sans" fo:font-size="12pt" officeooo:rsid="007855b4" fo:background-color="transparent" loext:char-shading-value="0" style:font-size-asian="12pt" style:font-size-complex="12pt"/>
    </style:style>
    <style:style style:name="T44" style:family="text">
      <style:text-properties style:text-position="0% 100%" style:font-name="DejaVu Sans" fo:font-size="12pt" fo:language="hy" fo:country="AM" fo:font-weight="bold" fo:background-color="transparent" loext:char-shading-value="0" style:font-size-asian="12pt" style:font-weight-asian="bold" style:font-size-complex="12pt" style:font-weight-complex="bold"/>
    </style:style>
    <style:style style:name="T45" style:family="text">
      <style:text-properties style:text-position="0% 100%" style:font-name="DejaVu Sans" officeooo:rsid="0016edec"/>
    </style:style>
    <style:style style:name="T46" style:family="text">
      <style:text-properties style:text-position="0% 100%" style:font-name="DejaVu Sans" officeooo:rsid="00911ced"/>
    </style:style>
    <style:style style:name="T47" style:family="text">
      <style:text-properties officeooo:rsid="0095ea2f" fo:background-color="#ffff66" loext:char-shading-value="0"/>
    </style:style>
    <style:style style:name="T48" style:family="text">
      <style:text-properties fo:color="#ff3300"/>
    </style:style>
    <style:style style:name="T49" style:family="text">
      <style:text-properties fo:color="#ff3300" style:font-name="DejaVu Sans" fo:font-size="10pt"/>
    </style:style>
    <style:style style:name="T50" style:family="text">
      <style:text-properties fo:color="#ff3300" style:font-name="DejaVu Sans" fo:font-size="10pt" fo:font-weight="normal" officeooo:rsid="00160026" fo:background-color="transparent" loext:char-shading-value="0" style:font-name-asian="DejaVu Sans1" style:font-name-complex="DejaVu Sans1"/>
    </style:style>
    <style:style style:name="T51" style:family="text">
      <style:text-properties fo:color="#ff3300" style:font-name="DejaVu Sans" fo:font-size="10pt" fo:font-weight="normal" officeooo:rsid="0084aa78" fo:background-color="transparent" loext:char-shading-value="0" style:font-name-asian="DejaVu Sans1" style:font-name-complex="DejaVu Sans1"/>
    </style:style>
    <style:style style:name="T52" style:family="text">
      <style:text-properties fo:color="#ff3300" style:font-name="DejaVu Sans" fo:font-size="10pt" officeooo:rsid="0016eaff"/>
    </style:style>
    <style:style style:name="T53" style:family="text">
      <style:text-properties fo:color="#ff3300" style:font-name="DejaVu Sans1" fo:font-size="10pt" fo:font-weight="normal" officeooo:rsid="00160026" fo:background-color="transparent" loext:char-shading-value="0" style:font-name-asian="DejaVu Sans1" style:font-name-complex="DejaVu Sans1"/>
    </style:style>
    <style:style style:name="T54" style:family="text">
      <style:text-properties fo:color="#ff3300" officeooo:rsid="0016eaff"/>
    </style:style>
    <style:style style:name="T55" style:family="text">
      <style:text-properties officeooo:rsid="0028b124"/>
    </style:style>
    <style:style style:name="T56" style:family="text">
      <style:text-properties fo:color="#000000" fo:background-color="transparent" loext:char-shading-value="0" style:font-name-asian="DejaVu Sans1" style:font-name-complex="DejaVu Sans1"/>
    </style:style>
    <style:style style:name="T57" style:family="text">
      <style:text-properties fo:color="#000000" officeooo:rsid="00254091" fo:background-color="transparent" loext:char-shading-value="0" style:font-name-asian="DejaVu Sans1" style:font-name-complex="DejaVu Sans1"/>
    </style:style>
    <style:style style:name="T58" style:family="text">
      <style:text-properties fo:color="#000000" officeooo:rsid="0025893b" fo:background-color="transparent" loext:char-shading-value="0" style:font-name-asian="DejaVu Sans1" style:font-name-complex="DejaVu Sans1"/>
    </style:style>
    <style:style style:name="T59" style:family="text">
      <style:text-properties fo:color="#000000" officeooo:rsid="007a595d" fo:background-color="transparent" loext:char-shading-value="0" style:font-name-asian="DejaVu Sans1" style:font-name-complex="DejaVu Sans1"/>
    </style:style>
    <style:style style:name="T60" style:family="text">
      <style:text-properties fo:color="#000000" officeooo:rsid="007b6b60" fo:background-color="transparent" loext:char-shading-value="0" style:font-name-asian="DejaVu Sans1" style:font-name-complex="DejaVu Sans1"/>
    </style:style>
    <style:style style:name="T61" style:family="text">
      <style:text-properties fo:color="#000000" officeooo:rsid="007d5d95" fo:background-color="transparent" loext:char-shading-value="0" style:font-name-asian="DejaVu Sans1" style:font-name-complex="DejaVu Sans1"/>
    </style:style>
    <style:style style:name="T62" style:family="text">
      <style:text-properties fo:color="#000000" style:font-name="DejaVu Sans" fo:language="hy" fo:country="AM"/>
    </style:style>
    <style:style style:name="T63" style:family="text">
      <style:text-properties fo:color="#000000" style:font-name="DejaVu Sans" fo:language="hy" fo:country="AM" fo:font-weight="normal" officeooo:rsid="007d9277" fo:background-color="transparent" loext:char-shading-value="0" style:font-name-asian="DejaVu Sans1" style:font-name-complex="DejaVu Sans1"/>
    </style:style>
    <style:style style:name="T64" style:family="text">
      <style:text-properties fo:color="#000000" style:font-name="DejaVu Sans" fo:language="hy" fo:country="AM" fo:font-weight="normal" officeooo:rsid="008399d7" fo:background-color="transparent" loext:char-shading-value="0" style:font-name-asian="DejaVu Sans1" style:font-name-complex="DejaVu Sans1"/>
    </style:style>
    <style:style style:name="T65" style:family="text">
      <style:text-properties fo:color="#000000" style:font-name="DejaVu Sans" fo:language="hy" fo:country="AM" fo:font-weight="normal" officeooo:rsid="002b2c9c" fo:background-color="transparent" loext:char-shading-value="0" style:font-name-asian="DejaVu Sans1" style:font-name-complex="DejaVu Sans1"/>
    </style:style>
    <style:style style:name="T66" style:family="text">
      <style:text-properties fo:color="#000000" style:font-name="DejaVu Sans" fo:language="hy" fo:country="AM" fo:font-weight="normal" officeooo:rsid="0084a71b" fo:background-color="transparent" loext:char-shading-value="0" style:font-name-asian="DejaVu Sans1" style:font-name-complex="DejaVu Sans1"/>
    </style:style>
    <style:style style:name="T67" style:family="text">
      <style:text-properties fo:color="#000000" style:font-name="DejaVu Sans" fo:font-size="9pt" fo:language="hy" fo:country="AM" fo:font-style="normal" fo:font-weight="normal" officeooo:rsid="00727060" fo:background-color="transparent" loext:char-shading-value="0" style:font-name-asian="DejaVu Sans2" style:font-size-asian="9pt" style:font-style-asian="oblique" style:font-weight-asian="normal" style:font-name-complex="DejaVu Sans2" style:font-size-complex="9pt" style:font-style-complex="oblique" style:font-weight-complex="normal"/>
    </style:style>
    <style:style style:name="T68" style:family="text">
      <style:text-properties fo:color="#000000" style:font-name="DejaVu Sans" fo:font-size="9pt" fo:language="hy" fo:country="AM" fo:font-style="normal" fo:font-weight="normal" officeooo:rsid="00908d9f" fo:background-color="transparent" loext:char-shading-value="0" style:font-name-asian="DejaVu Sans2" style:font-size-asian="9pt" style:font-style-asian="oblique" style:font-weight-asian="normal" style:font-name-complex="DejaVu Sans2" style:font-size-complex="9pt" style:font-style-complex="oblique" style:font-weight-complex="normal"/>
    </style:style>
    <style:style style:name="T69" style:family="text">
      <style:text-properties fo:color="#000000" style:font-name="DejaVu Sans" fo:font-size="9pt" fo:language="hy" fo:country="AM" fo:font-style="normal" fo:font-weight="normal" officeooo:rsid="002c59e0" style:font-name-asian="DejaVu Sans2" style:font-size-asian="9pt" style:font-style-asian="oblique" style:font-weight-asian="normal" style:font-name-complex="DejaVu Sans2" style:font-size-complex="9pt" style:font-style-complex="oblique" style:font-weight-complex="normal"/>
    </style:style>
    <style:style style:name="T70" style:family="text">
      <style:text-properties fo:color="#000000" style:font-name="DejaVu Sans" fo:font-size="9pt" fo:language="hy" fo:country="AM" officeooo:rsid="002c59e0" style:font-size-asian="9pt" style:font-size-complex="9pt"/>
    </style:style>
    <style:style style:name="T71" style:family="text">
      <style:text-properties fo:color="#000000" style:font-name="DejaVu Sans" fo:font-size="8pt" fo:language="hy" fo:country="AM" fo:font-style="normal" fo:font-weight="normal" style:font-name-asian="DejaVu Sans2" style:font-size-asian="8pt" style:font-style-asian="oblique" style:font-weight-asian="normal" style:font-name-complex="DejaVu Sans2" style:font-size-complex="8pt" style:font-style-complex="oblique" style:font-weight-complex="normal"/>
    </style:style>
    <style:style style:name="T72" style:family="text">
      <style:text-properties fo:color="#000000" style:font-name="DejaVu Sans" fo:font-size="8pt" fo:language="hy" fo:country="AM" fo:font-style="normal" fo:font-weight="normal" officeooo:rsid="00908d9f" fo:background-color="transparent" loext:char-shading-value="0" style:font-name-asian="DejaVu Sans2" style:font-size-asian="8pt" style:font-style-asian="oblique" style:font-weight-asian="normal" style:font-name-complex="DejaVu Sans2" style:font-size-complex="8pt" style:font-style-complex="oblique" style:font-weight-complex="normal"/>
    </style:style>
    <style:style style:name="T73" style:family="text">
      <style:text-properties fo:color="#000000" fo:font-size="12pt" officeooo:rsid="007855b4" fo:background-color="transparent" loext:char-shading-value="0" style:font-name-asian="DejaVu Sans1" style:font-size-asian="12pt" style:font-name-complex="DejaVu Sans1" style:font-size-complex="12pt"/>
    </style:style>
    <style:style style:name="T74" style:family="text">
      <style:text-properties officeooo:rsid="002c59e0"/>
    </style:style>
    <style:style style:name="T75" style:family="text">
      <style:text-properties style:font-name="DejaVu Sans"/>
    </style:style>
    <style:style style:name="T76" style:family="text">
      <style:text-properties style:font-name="DejaVu Sans" fo:language="hy" fo:country="AM"/>
    </style:style>
    <style:style style:name="T77" style:family="text">
      <style:text-properties style:font-name="DejaVu Sans" fo:language="hy" fo:country="AM" officeooo:rsid="0084aa78"/>
    </style:style>
    <style:style style:name="T78" style:family="text">
      <style:text-properties style:font-name="DejaVu Sans" fo:language="hy" fo:country="AM" fo:background-color="transparent" loext:char-shading-value="0"/>
    </style:style>
    <style:style style:name="T79" style:family="text">
      <style:text-properties style:font-name="DejaVu Sans" fo:background-color="transparent" loext:char-shading-value="0"/>
    </style:style>
    <style:style style:name="T80" style:family="text">
      <style:text-properties style:font-name="DejaVu Sans" fo:font-size="10pt" fo:background-color="transparent" loext:char-shading-value="0"/>
    </style:style>
    <style:style style:name="T81" style:family="text">
      <style:text-properties style:font-name="DejaVu Sans" fo:font-size="10pt" fo:background-color="transparent" loext:char-shading-value="0" style:font-name-complex="Sylfaen"/>
    </style:style>
    <style:style style:name="T82" style:family="text">
      <style:text-properties style:font-name="DejaVu Sans" fo:font-size="10pt" fo:language="ru" fo:country="RU" fo:background-color="transparent" loext:char-shading-value="0"/>
    </style:style>
    <style:style style:name="T83" style:family="text">
      <style:text-properties style:font-name="DejaVu Sans" fo:font-size="10pt" fo:language="hy" fo:country="AM" fo:background-color="transparent" loext:char-shading-value="0"/>
    </style:style>
    <style:style style:name="T84" style:family="text">
      <style:text-properties style:font-name="DejaVu Sans" fo:language="ru" fo:country="RU" fo:background-color="transparent" loext:char-shading-value="0"/>
    </style:style>
    <style:style style:name="T85" style:family="text">
      <style:text-properties style:font-name="DejaVu Sans" fo:language="ru" fo:country="RU" officeooo:rsid="009782e1" fo:background-color="transparent" loext:char-shading-value="0"/>
    </style:style>
    <style:style style:name="T86" style:family="text">
      <style:text-properties style:font-name="DejaVu Sans" fo:language="ru" fo:country="RU" officeooo:rsid="0097c1e6" fo:background-color="transparent" loext:char-shading-value="0"/>
    </style:style>
    <style:style style:name="T87" style:family="text">
      <style:text-properties style:font-name="DejaVu Sans" style:font-name-asian="DejaVu Sans2" style:font-name-complex="DejaVu Sans2"/>
    </style:style>
    <style:style style:name="T88" style:family="text">
      <style:text-properties style:font-name="DejaVu Sans" officeooo:rsid="00869691" style:font-name-asian="DejaVu Sans2" style:font-name-complex="DejaVu Sans2"/>
    </style:style>
    <style:style style:name="T89" style:family="text">
      <style:text-properties style:font-name="DejaVu Sans" officeooo:rsid="00911ced" style:font-name-asian="DejaVu Sans2" style:font-name-complex="DejaVu Sans2"/>
    </style:style>
    <style:style style:name="T90" style:family="text">
      <style:text-properties style:font-name="DejaVu Sans" fo:font-size="9pt" fo:language="hy" fo:country="AM" fo:font-weight="normal" style:font-size-asian="9pt" style:font-weight-asian="normal" style:font-size-complex="9pt" style:font-weight-complex="normal"/>
    </style:style>
    <style:style style:name="T91" style:family="text">
      <style:text-properties style:font-name="DejaVu Sans" fo:font-size="9pt" fo:language="hy" fo:country="AM" style:font-size-asian="9pt" style:font-size-complex="9pt"/>
    </style:style>
    <style:style style:name="T92" style:family="text">
      <style:text-properties style:font-name="DejaVu Sans" fo:font-size="9pt" fo:language="hy" fo:country="AM" fo:background-color="transparent" loext:char-shading-value="0" style:font-size-asian="9pt" style:font-size-complex="9pt"/>
    </style:style>
    <style:style style:name="T93" style:family="text">
      <style:text-properties style:font-name="DejaVu Sans" fo:font-size="9pt" fo:language="ru" fo:country="RU" fo:background-color="transparent" loext:char-shading-value="0" style:font-size-asian="9pt" style:font-size-complex="9pt"/>
    </style:style>
    <style:style style:name="T94" style:family="text">
      <style:text-properties style:font-name="DejaVu Sans" fo:font-size="8pt" fo:language="hy" fo:country="AM" fo:font-weight="normal" style:font-size-asian="8pt" style:font-weight-asian="normal" style:font-size-complex="8pt" style:font-weight-complex="normal"/>
    </style:style>
    <style:style style:name="T95" style:family="text">
      <style:text-properties officeooo:rsid="007879f6"/>
    </style:style>
    <style:style style:name="T96" style:family="text">
      <style:text-properties fo:font-size="12pt" style:font-size-asian="12pt" style:font-size-complex="12pt"/>
    </style:style>
    <style:style style:name="T97" style:family="text">
      <style:text-properties fo:font-size="12pt" officeooo:rsid="007855b4" style:font-size-asian="12pt" style:font-size-complex="12pt"/>
    </style:style>
    <style:style style:name="T98" style:family="text">
      <style:text-properties fo:font-size="12pt" fo:font-weight="bold" style:font-size-asian="12pt" style:font-weight-asian="bold" style:font-size-complex="12pt" style:font-weight-complex="bold"/>
    </style:style>
    <style:style style:name="T99" style:family="text">
      <style:text-properties officeooo:rsid="007d5d95"/>
    </style:style>
    <style:style style:name="T100" style:family="text">
      <style:text-properties officeooo:rsid="008399d7"/>
    </style:style>
    <style:style style:name="T101" style:family="text">
      <style:text-properties officeooo:rsid="00393328"/>
    </style:style>
    <style:style style:name="T102" style:family="text">
      <style:text-properties officeooo:rsid="0084a71b"/>
    </style:style>
    <style:style style:name="T103" style:family="text">
      <style:text-properties officeooo:rsid="0084aa78"/>
    </style:style>
    <style:style style:name="T104" style:family="text">
      <style:text-properties fo:background-color="#ffffff" loext:char-shading-value="0"/>
    </style:style>
    <style:style style:name="T105" style:family="text">
      <style:text-properties officeooo:rsid="0088caa0"/>
    </style:style>
    <style:style style:name="T106" style:family="text">
      <style:text-properties officeooo:rsid="008a7920"/>
    </style:style>
    <style:style style:name="T107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08" style:family="text">
      <style:text-properties officeooo:rsid="008e355d"/>
    </style:style>
    <style:style style:name="T109" style:family="text">
      <style:text-properties officeooo:rsid="00908d9f"/>
    </style:style>
    <style:style style:name="T110" style:family="text">
      <style:text-properties officeooo:rsid="00911ce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date-style style:name="N10107" number:language="hy" number:country="AM" number:title="User-defined">
      <number:day number:style="long"/>
      <number:text> </number:text>
      <number:month number:style="long" number:textual="true"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5"/>
      <text:p text:style-name="Title"/>
      <text:p text:style-name="Title"/>
      <text:p text:style-name="Title"/>
      <text:p text:style-name="Subtitle"/>
      <text:p text:style-name="Text_20_body"/>
      <text:p text:style-name="P64">Առաջարկ</text:p>
      <text:p text:style-name="P9">««10 դրամ»» <text:span text:style-name="T95">նախագծի</text:span></text:p>
      <text:p text:style-name="P2">Տարբերակ 0.0.1</text:p>
      <text:p text:style-name="P3"><text:span text:style-name="T2">Վերջին փոփոխությունը՝</text:span> <text:span text:style-name="T15"><text:date style:data-style-name="N10107" text:date-value="2020-07-20T12:18:41.023572748">20 հուլիս, 2020</text:date></text:span></text:p>
      <text:p text:style-name="P55"><text:span text:style-name="T25">Էջերի քանակը՝ </text:span><text:span text:style-name="T25"><text:page-count>8</text:page-count></text:span></text:p>
      <text:p text:style-name="P46">Բովանդակություն</text:p>
      <text:p text:style-name="P52">1. Ներածություն<text:tab/>3</text:p>
      <text:p text:style-name="P47">1.1. Փաստաթղթի նկարագիրը<text:tab/>3</text:p>
      <text:p text:style-name="P47">1.2. Պահանջների համառոտ նկարագրություն<text:tab/>3</text:p>
      <text:p text:style-name="P53">2. <text:span text:style-name="Основной_20_шрифт_20_абзаца"><text:span text:style-name="T4">Ֆունկցիոնալ բաղադրիչներ</text:span></text:span><text:tab/>3</text:p>
      <text:p text:style-name="P47">2.1. Հիմնական էջ<text:tab/><text:span text:style-name="T105">4</text:span></text:p>
      <text:p text:style-name="P49">2.2. <text:span text:style-name="T70">Օգտատերերի գրանցում կայքում</text:span><text:tab/><text:span text:style-name="T105">4</text:span></text:p>
      <text:p text:style-name="P51">2.3. <text:span text:style-name="T69">Անձնական տվյալների էջ ............................................................................................................</text:span><text:span text:style-name="T71">4</text:span></text:p>
      <text:p text:style-name="P49">2.4. <text:s/><text:span text:style-name="T68">Տեղեկատվական էջէր ................................................................................................................</text:span><text:span text:style-name="T72">5</text:span></text:p>
      <text:p text:style-name="P48"><text:span text:style-name="T108">2.5. </text:span><text:span text:style-name="T67">Շփում</text:span><text:tab/><text:span text:style-name="T108">5</text:span></text:p>
      <text:p text:style-name="P52">3. Հարակից պահանջներ<text:tab/><text:span text:style-name="T109">5</text:span></text:p>
      <text:p text:style-name="P49">3.1. <text:span text:style-name="T91">Տեխնիկական պահանջներ</text:span><text:tab/><text:span text:style-name="T109">5</text:span></text:p>
      <text:p text:style-name="P49">3.2. <text:span text:style-name="T91">Համակարգային պահանջներ</text:span><text:tab/><text:span text:style-name="T109">5</text:span></text:p>
      <text:p text:style-name="P49">3.3. Ստուգման և փորձարկման պահանջներ<text:tab/>5</text:p>
      <text:p text:style-name="P49">3.4. <text:span text:style-name="T8">Անվտանգության պահանջներ</text:span><text:tab/>5</text:p>
      <text:p text:style-name="P49">3.5. <text:s/>Տեխնիկական սպասարկում<text:tab/>5</text:p>
      <text:p text:style-name="P51">3.6. <text:span text:style-name="T77"><text:s/></text:span><text:span text:style-name="T91">Փաստաթղթային պահանջներ</text:span><text:span text:style-name="T76">.........................................................................................</text:span><text:span text:style-name="T94">5</text:span></text:p>
      <text:p text:style-name="P53">4. <text:span text:style-name="T90">Աշխատանքային պլան Ժամանակացույց.</text:span><text:tab/>5</text:p>
      <text:p text:style-name="P50">4.1. <text:span text:style-name="T90">Աշխատանքային պլան Ժամանակացույց</text:span><text:tab/><text:span text:style-name="T110">6</text:span></text:p>
      <text:p text:style-name="P47">4.2. Սպասարկում<text:tab/><text:span text:style-name="T110">6</text:span></text:p>
      <text:p text:style-name="P47">4.3. Աշխատանքների ժամանակացույց<text:tab/>5</text:p>
      <text:p text:style-name="P54">5. <text:span text:style-name="Основной_20_шрифт_20_абзаца"><text:span text:style-name="T92">Պրոյեկտի ղեկավարում</text:span></text:span><text:tab/>6</text:p>
      <text:p text:style-name="P50">5.1. <text:span text:style-name="Основной_20_шрифт_20_абзаца"><text:span text:style-name="T93">Ղեկավարման դերերը</text:span></text:span><text:tab/>6</text:p>
      <text:p text:style-name="P50">5.2. <text:span text:style-name="Основной_20_шрифт_20_абзаца"><text:span text:style-name="T84">Հաղորդակցում</text:span></text:span><text:tab/>6</text:p>
      <text:p text:style-name="P47">5.3. Ռիսկեր<text:tab/><text:span text:style-name="T110">7</text:span></text:p>
      <text:p text:style-name="P50">5.4. <text:span text:style-name="Основной_20_шрифт_20_абзаца"><text:span text:style-name="T84">Կախվածություններ</text:span></text:span><text:tab/><text:span text:style-name="T110">7</text:span></text:p>
      <text:p text:style-name="P50">5.5. <text:span text:style-name="T78">Ենթադրություններ</text:span><text:tab/><text:span text:style-name="T110">7</text:span></text:p>
      <text:p text:style-name="P52">6. Նախագծի արժեք<text:tab/><text:span text:style-name="T110">7</text:span></text:p>
      <text:p text:style-name="P47">6.1. Նախագծի արժեք<text:tab/><text:span text:style-name="T110">7</text:span></text:p>
      <text:p text:style-name="P47">6.2. Վճարում<text:tab/><text:span text:style-name="T110">8</text:span></text:p>
      <text:h text:style-name="P84" text:outline-level="1">Ներածություն</text:h>
      <text:h text:style-name="P87" text:outline-level="2">Փաստաթղթի նկարագիրը</text:h>
      <text:p text:style-name="P8">Այս փաստաթղթում ներկայացված են «<text:span text:style-name="T97">10 դրամ</text:span>» <text:s/>նախագծի <text:s/>աշխատանքների նկարագրությունը և գնային առաջարկը՝ պատրաստված Ինստիգեյթ Մոբայլ ՓԲԸ֊ի (այսուհետ՝ Կատարող) կողմից <text:s/>«<text:span text:style-name="T97">10 դրամ</text:span>»֊ի (այսուհետ՝ Պատվիրատու) <text:s/>համար։</text:p>
      <text:h text:style-name="P91" text:outline-level="2">Պահանջների համառոտ նկարագրություն</text:h>
      <text:p text:style-name="P61"><text:span text:style-name="T31"><text:tab/>Անհրաժեշտ է պատրաստ</text:span><text:span text:style-name="T56">ել </text:span><text:span text:style-name="T57">«</text:span><text:span text:style-name="T73">10 դրամ</text:span><text:span text:style-name="T57">» նախագծի համառոտ նկարագիրը։ </text:span><text:span text:style-name="T58">Նախագիծը պատրաստվում է </text:span><text:span text:style-name="T59">Հայաստանը զարգացնելու, այն ավելի լավը դարցնելու, Հայ ժողովրդին մի գաղափարի շուրջ համախմբելու նպատակով։ <text:s/></text:span><text:span text:style-name="T58">Նախագիծը </text:span><text:span text:style-name="T59">հնարավորություն է տալիս ցանկացած հայի <text:s/>մասնակիցը դառնալու </text:span><text:span text:style-name="T60">հզոր պետություն </text:span></text:p>
      <text:p text:style-name="P63">կառուցելու գործում նվիրաբերելով ամեն օր ընդամենը 10 դրամ։ </text:p>
      <text:p text:style-name="P62"><text:span text:style-name="T58"><text:s/><text:tab/></text:span><text:span text:style-name="T61">Ամբողջ հայ ժողովրդին առաջարկում էնք միանալ այս նախագծին և սկսել կառուցել հզոր Հայաստան ունենալու դժվար, բայց նպատակակետ տանող ճանապարհը։ </text:span></text:p>
      <text:list xml:id="list3067098719" text:style-name="L1">
        <text:list-item>
          <text:p text:style-name="P65"><text:span text:style-name="T11">տևողությունը՝ մոտ </text:span><text:span text:style-name="T12">12 </text:span><text:span text:style-name="T13">ամիս</text:span><text:span text:style-name="T11">, հնարավոր են փոքր շեղումներ՝ կախված պահանջների հստակեցումից</text:span><text:span text:style-name="T14">․</text:span></text:p>
        </text:list-item>
        <text:list-item>
          <text:p text:style-name="P67">նախագծի արժեքը կազմում է <text:span text:style-name="T47">7.000.000</text:span> դրամ։</text:p>
        </text:list-item>
      </text:list>
      <text:p text:style-name="P39"><text:span text:style-name="T11">Փաստաթուղթը նկարագրում է աշխատանքի իրականացման հետևյալ բաժինները</text:span><text:span text:style-name="T14">․</text:span></text:p>
      <text:list xml:id="list1261915797" text:style-name="L2">
        <text:list-item>
          <text:p text:style-name="P66"><text:span text:style-name="T10"><text:bookmark-ref text:reference-format="text" text:ref-name="__RefHeading__2174_477019413">Ֆունկցիոնալ բաղադրիչները</text:bookmark-ref></text:span><text:span text:style-name="T10"><text:s/></text:span><text:span text:style-name="T11">բաժինը ներկայացնում է համակարգի հիմնական ֆունկցիոնալ բաժինները և կառուցվածքը։</text:span></text:p>
        </text:list-item>
        <text:list-item>
          <text:p text:style-name="P66"><text:span text:style-name="T9"><text:bookmark-ref text:reference-format="text" text:ref-name="__RefHeading__1335_517515253">Հարակից Պահանջներ</text:bookmark-ref></text:span><text:span text:style-name="T9"><text:s/></text:span><text:span text:style-name="T11">բաժինը ներկայացնում է տեխնիկական և հարակից պահանջները։</text:span></text:p>
        </text:list-item>
        <text:list-item>
          <text:p text:style-name="P68"><text:span text:style-name="T9"><text:bookmark-ref text:reference-format="text" text:ref-name="__RefHeading__1337_517515253">Աշխատանքային պլան Ժամանակացույց</text:bookmark-ref></text:span><text:span text:style-name="T9"><text:s/></text:span><text:span text:style-name="T11">բաժինը</text:span><text:span text:style-name="T9"> </text:span><text:span text:style-name="T11">ներկայացնում է ծրագրավորման աշխատանքների փուլերը, պատրաստման արժեքը և ժամանակածախսը։</text:span></text:p>
        </text:list-item>
      </text:list>
      <text:h text:style-name="P85" text:outline-level="1"><text:bookmark-start text:name="__RefHeading__2174_477019413"/><text:span text:style-name="Основной_20_шрифт_20_абзаца"><text:span text:style-name="T3">Ֆունկցիոնալ բաղադրիչները</text:span></text:span><text:bookmark-end text:name="__RefHeading__2174_477019413"/></text:h>
      <text:p text:style-name="P44"><text:span text:style-name="Основной_20_шрифт_20_абзаца"><text:span text:style-name="T5">Նախնական տարբերակում նախատեսվում է <text:s/>պատրաստել միայն կայք։ Սակայն հետագայում հնարավոր է ավելանան նաև մոբայլ տարբերակները։</text:span></text:span></text:p>
      <text:p text:style-name="P44"><text:span text:style-name="Основной_20_шрифт_20_абзаца"><text:span text:style-name="T5">Կայքի աշխատանքային լեզուներն են լինելու հայերենը, </text:span></text:span><text:span text:style-name="Основной_20_шрифт_20_абзаца"><text:span text:style-name="T7">ռուսերենը</text:span></text:span><text:span text:style-name="Основной_20_шрифт_20_абзаца"><text:span text:style-name="T5"> և անգլերենը։</text:span></text:span></text:p>
      <text:p text:style-name="P44"><text:span text:style-name="Основной_20_шрифт_20_абзаца"><text:span text:style-name="T5">Կայքը ունենալու է հետևյալ բաղադրիչները՝</text:span></text:span></text:p>
      <text:list xml:id="list1415090713" text:style-name="L3">
        <text:list-header>
          <text:p text:style-name="P105"><text:span text:style-name="Основной_20_шрифт_20_абзаца"><text:span text:style-name="T5">Տեղեկատվական էջեր</text:span></text:span></text:p>
        </text:list-header>
        <text:list-item>
          <text:p text:style-name="P105"><text:span text:style-name="Основной_20_шрифт_20_абзаца"><text:span text:style-name="T5">Գլխավոր էջ</text:span></text:span></text:p>
        </text:list-item>
        <text:list-item>
          <text:p text:style-name="P105"><text:span text:style-name="Основной_20_шрифт_20_абзаца"><text:span text:style-name="T5">Մեր մասին</text:span></text:span></text:p>
        </text:list-item>
        <text:list-item>
          <text:p text:style-name="P105"><text:span text:style-name="Основной_20_шрифт_20_абзаца"><text:span text:style-name="T5">Հետադարձ կապ (տվյալներ, քարտեզ, հաղորդագրություն ուղարկելու հնարավորություն և այլն)</text:span></text:span></text:p>
        </text:list-item>
        <text:list-item>
          <text:p text:style-name="P105"><text:span text:style-name="Основной_20_шрифт_20_абзаца"><text:span text:style-name="T5">Օգտատերերի գրանցում</text:span></text:span></text:p>
        </text:list-item>
        <text:list-item>
          <text:p text:style-name="P106"><text:span text:style-name="Основной_20_шрифт_20_абзаца"><text:span text:style-name="T6">Բլոգ</text:span></text:span></text:p>
        </text:list-item>
        <text:list-item>
          <text:p text:style-name="P106"><text:span text:style-name="Основной_20_шрифт_20_абзаца"><text:span text:style-name="T6">Նորությունների բաժին</text:span></text:span></text:p>
        </text:list-item>
      </text:list>
      <text:h text:style-name="P92" text:outline-level="2"><text:soft-page-break/>Գլխավոր էջ</text:h>
      <text:p text:style-name="P34">Գլխավոր էջում պիտի լինեն </text:p>
      <text:list xml:id="list2919452593" text:style-name="L4">
        <text:list-item>
          <text:p text:style-name="P76"><text:span text:style-name="T102">Տ</text:span>եղեկատվական բնույթի նկարներ, վիդեոներ, </text:p>
        </text:list-item>
        <text:list-item>
          <text:p text:style-name="P76"><text:span text:style-name="T99">Հայկական արտադրության ապրանքների գովազդներ</text:span>,</text:p>
        </text:list-item>
        <text:list-item>
          <text:p text:style-name="P77"><text:span text:style-name="T102">Կ</text:span>ատարված,կատարվող աշխատանքների ներկայացման էջ</text:p>
        </text:list-item>
        <text:list-item>
          <text:p text:style-name="P76"><text:span text:style-name="T102">Ն</text:span>ախագիծը գովազդող տեղեկատվություն, </text:p>
        </text:list-item>
        <text:list-item>
          <text:p text:style-name="P78"><text:span text:style-name="T102">Մ</text:span>ենյու/հղումներ դեպի հիմնական բաժիններ,</text:p>
        </text:list-item>
        <text:list-item>
          <text:p text:style-name="P79"><text:span text:style-name="T102">Ն</text:span>որությունների էջ</text:p>
        </text:list-item>
        <text:list-item>
          <text:p text:style-name="P79"><text:span text:style-name="T102">Հ</text:span>ամակարգ մուտք գործելու դաշտ</text:p>
        </text:list-item>
        <text:list-item>
          <text:p text:style-name="P80"><text:span text:style-name="T66">Գ</text:span><text:span text:style-name="T65">րանցվելու դաշտ</text:span></text:p>
        </text:list-item>
        <text:list-item>
          <text:p text:style-name="P81">Լոգո </text:p>
        </text:list-item>
        <text:list-item>
          <text:p text:style-name="P81">Լեզվի փոփոխման նշաններ</text:p>
        </text:list-item>
      </text:list>
      <text:h text:style-name="P93" text:outline-level="2">Օգտատերերի գրանցում կայքում</text:h>
      <text:p text:style-name="P40"><text:span text:style-name="T74">Կայք մուտք գործելու և մարզչի խորհուրդներ/հրահանգներ և համապատասխան վարժությունների ցանկ ստանալու պարտադիր է գրանցվել</text:span>։</text:p>
      <text:p text:style-name="P41">Գրանցման դաշտերը լինելու են</text:p>
      <text:list xml:id="list1086202323" text:style-name="L5">
        <text:list-item>
          <text:p text:style-name="P69">Անուն</text:p>
        </text:list-item>
        <text:list-item>
          <text:p text:style-name="P69">Ազգանուն</text:p>
        </text:list-item>
        <text:list-item>
          <text:p text:style-name="P71">Գաղտնաբառ</text:p>
        </text:list-item>
        <text:list-item>
          <text:p text:style-name="P69">Էլ․ փոստ</text:p>
        </text:list-item>
        <text:list-item>
          <text:p text:style-name="P72">Բանկային քարտի <text:span text:style-name="T100">կցում</text:span></text:p>
        </text:list-item>
      </text:list>
      <text:p text:style-name="P41">Մուտք գործելուց հետո կայքի վերևի աջ մասում պետք է երևան հետևյալ տեղեկությունները</text:p>
      <text:list xml:id="list1705839925" text:style-name="L6">
        <text:list-item>
          <text:p text:style-name="P70">օգտատիրոջ անունը</text:p>
        </text:list-item>
        <text:list-item>
          <text:p text:style-name="P70">«Իմ էջը» ֊ հղում անձնական տվյալների էջ</text:p>
        </text:list-item>
      </text:list>
      <text:h text:style-name="P94" text:outline-level="2">Անձնական տվյալների էջ</text:h>
      <text:p text:style-name="P42"><text:span text:style-name="T16">Օգտագործողի անձնական </text:span><text:span text:style-name="T17">տվյալների </text:span><text:span text:style-name="T16">էջը պարունակելու է`</text:span></text:p>
      <text:p text:style-name="P43">Անձնական տվյալներ</text:p>
      <text:list xml:id="list2299528875" text:style-name="L7">
        <text:list-item>
          <text:p text:style-name="P73">Անուն Ազգանուն</text:p>
        </text:list-item>
        <text:list-item>
          <text:p text:style-name="P73">Բնակության հասցե</text:p>
        </text:list-item>
        <text:list-item>
          <text:p text:style-name="P73">Էլ. փոստ</text:p>
        </text:list-item>
        <text:list-item>
          <text:p text:style-name="P74">Հեռախոսի համար</text:p>
        </text:list-item>
        <text:list-item>
          <text:p text:style-name="P75"><text:span text:style-name="T63">Բանկային քարտի </text:span><text:span text:style-name="T64">id</text:span></text:p>
        </text:list-item>
      </text:list>
      <text:p text:style-name="P35"/>
      <text:h text:style-name="P100" text:outline-level="2">Տեղեկատվական էջէր</text:h>
      <text:p text:style-name="P45">Հիմնական էջը բացվում է օգտատիրոջ կողմից համակարգում գրանցվելուց և մուտք գործելուց հետո։</text:p>
      <text:p text:style-name="P38"><text:span text:style-name="T23"><text:tab/></text:span><text:span text:style-name="T22">Այստեղ օգտատերերը կարողեն </text:span><text:span text:style-name="T19">տ</text:span><text:span text:style-name="T20">եղեկություններ </text:span><text:span text:style-name="T22">ստանալ հիմնադրամի գործունեության վերաբերյալ, ինչպես նաև առաջարկել իրենց գաղափարները։</text:span></text:p>
      <text:list xml:id="list668228371" text:style-name="L8">
        <text:list-item>
          <text:p text:style-name="P107"><text:span text:style-name="T19">տ</text:span><text:span text:style-name="T20">եղեկություն </text:span><text:span text:style-name="T18">օգտատերերի քանակի վերաբերյալ</text:span></text:p>
        </text:list-item>
        <text:list-item>
          <text:p text:style-name="P108"><text:span text:style-name="T101">տեղեկություն </text:span>հավաքվաց գումարի չափի վերաբերյալ</text:p>
        </text:list-item>
        <text:list-item>
          <text:p text:style-name="P112"><text:span text:style-name="T19">տ</text:span><text:span text:style-name="T18">եղեկություններ </text:span><text:span text:style-name="T21">կատարված աշխատանքների վերաբերյալ</text:span></text:p>
        </text:list-item>
        <text:list-item>
          <text:p text:style-name="P113"><text:span text:style-name="T19">տ</text:span><text:span text:style-name="T21">եղեկություններ </text:span><text:span text:style-name="T22">մոտակա ծրագրերի </text:span><text:span text:style-name="T21">վերաբերյալ</text:span></text:p>
        </text:list-item>
        <text:list-item>
          <text:p text:style-name="P114"><text:span text:style-name="T21">ա</text:span><text:span text:style-name="T18">ռաջարկների բաժին</text:span></text:p>
        </text:list-item>
        <text:list-item>
          <text:p text:style-name="P109"><text:soft-page-break/>կապ հաստատելու բաժին (զանգ,հաղորդագրւթյուն)</text:p>
        </text:list-item>
        <text:list-item>
          <text:p text:style-name="P109">բողոքների բաժին</text:p>
        </text:list-item>
      </text:list>
      <text:p text:style-name="P37"/>
      <text:list xml:id="list121842027219428" text:continue-numbering="true" text:style-name="L8">
        <text:list-item>
          <text:p text:style-name="P110">նպատակները</text:p>
        </text:list-item>
        <text:list-item>
          <text:p text:style-name="P109">համախմբել ամբողջ հայությանը,կատարել ազգանվեր գօրծեր,</text:p>
        </text:list-item>
        <text:list-item>
          <text:p text:style-name="P109">բացել աշխատատեղեր որոնց եկամուտները կփոխանցվեն հիմնադրամին,</text:p>
          <text:p text:style-name="P111"/>
        </text:list-item>
      </text:list>
      <text:h text:style-name="P95" text:outline-level="2">Շփում</text:h>
      <text:p text:style-name="P36">Այս բաժնում օգտատերը կարող <text:s/>է ստեղծել խումբ/խմբեր և դրա մեջ ընդգրկել ծրագրից օգտվող այլ մարդկանց, միմյանց հետ շփվելու, կարծիքներ փոխանակելու<text:span text:style-name="T102">։</text:span></text:p>
      <text:h text:style-name="Heading_20_1" text:outline-level="1"><text:bookmark-start text:name="__RefHeading__1335_517515253"/><text:span text:style-name="T62">Հարակից Պա</text:span><text:span text:style-name="T76">հանջներ</text:span><text:bookmark-end text:name="__RefHeading__1335_517515253"/></text:h>
      <text:h text:style-name="P87" text:outline-level="2">Տեխնիկական պահանջներ</text:h>
      <text:h text:style-name="P88" text:outline-level="2">Համակարգային պահանջներ</text:h>
      <text:p text:style-name="P57">&lt;Համակարգը/կայքը&gt; պետք է հարմարեցված լինի Google Chrome 40, Firefox 35, Internet Explorer 11, and Safari 8 զննարկիչների տարբերակների համար։ Զննարկիչներում պարտադիր պետք է միացված լինի JavaScript-ը։</text:p>
      <text:h text:style-name="P96" text:outline-level="2">Ստուգման և փորձարկման պահանջներ</text:h>
      <text:p text:style-name="P18">Կայքը պետք է ունենա ավտոմատ թեսթավորման համակարգ։</text:p>
      <text:p text:style-name="P58">Այն պետք է թեսթավորվի <text:s/>Safari 5, Chrome 17, Mozilla 15 և բարձր, Explorer 7, 8, 9 զննարկիչներով։</text:p>
      <text:p text:style-name="P60">3.<text:span text:style-name="T103">4</text:span>. Անվտանգության պահանջներ</text:p>
      <text:p text:style-name="P58">Անվտանգության ապահովման մեխանիզմները լիարժեք իրականացնելու նպատակով առաջարկվում է կայքը թեսթավորել հատուկ ծրագրային ապահովումով կամ թեսթավորումը հանձնել նմանատիպ ծառայություն մատուցող ընկերության։</text:p>
      <text:h text:style-name="P97" text:outline-level="2" text:is-list-header="true"><text:span text:style-name="T103">3.5. </text:span>Տեխնիկական սպասարկում</text:h>
      <text:p text:style-name="P59"><text:span text:style-name="T104">Վեբ-կայքի հետագա տեխնիկական </text:span>սպասարկումը<text:span text:style-name="T104"> ենթակա է քննարկման։</text:span></text:p>
      <text:h text:style-name="P88" text:outline-level="2" text:is-list-header="true"><text:span text:style-name="T103">3.6. </text:span>Փաստաթղթային պահանջներ</text:h>
      <text:p text:style-name="P7"><text:span text:style-name="T54">&lt;</text:span><text:span text:style-name="T48">Համակարգի/</text:span><text:span text:style-name="T54">կայքի&gt;</text:span> մշակման և հանձնման հ<text:span text:style-name="T30">ամար Կատարողը կներկայացնի հետևյալ փաստաթղթերը, որոնք կստուգվեն և կհաստատվեն Պատվիրատուի</text:span><text:span text:style-name="T32"> կողմից</text:span><text:span text:style-name="T30">․</text:span></text:p>
      <text:list xml:id="list3816408067" text:style-name="L9">
        <text:list-item>
          <text:p text:style-name="P102">պայմանագիր</text:p>
        </text:list-item>
        <text:list-item>
          <text:p text:style-name="P103">արտադրանքի նկարագիր</text:p>
        </text:list-item>
        <text:list-item>
          <text:p text:style-name="P103">օգտագործման ձեռնարկ</text:p>
        </text:list-item>
      </text:list>
      <text:h text:style-name="P86" text:outline-level="1"><text:bookmark-start text:name="__RefHeading__1337_517515253"/><text:span text:style-name="T98">Աշխատանքային պլան </text:span>Ժամանակացույց<text:bookmark-end text:name="__RefHeading__1337_517515253"/></text:h>
      <text:p text:style-name="P5"><text:span text:style-name="T52">&lt;</text:span><text:span text:style-name="T49">Համակարգի/</text:span><text:span text:style-name="T52">կայքի&gt;</text:span><text:span text:style-name="T24"> պատրաստման ժամանակածախսը կազմում</text:span><text:span text:style-name="T26"> է </text:span><text:span text:style-name="T50">&lt;</text:span><text:span text:style-name="T51">12</text:span><text:span text:style-name="T50"> </text:span><text:span text:style-name="T53">ամիս</text:span><text:span text:style-name="T50">&gt;</text:span><text:span text:style-name="T26">, որը </text:span><text:span text:style-name="T24">ներառում է հետևյալ աշխատանքային փուլերը:</text:span></text:p>
      <text:p text:style-name="P10"/>
      <text:p text:style-name="P5"><text:soft-page-break/><text:span text:style-name="T107">4.1.</text:span><text:span text:style-name="T96"> <text:s/></text:span><text:span text:style-name="T98">Իրականացման փուլերը</text:span></text:p>
      <text:p text:style-name="P14">Վեբ-կայքի պատրաստումը իրականացվելու է մի քանի փուլերով, որոնք ներկայացված են ստորև՝</text:p>
      <text:p text:style-name="P5"><text:span text:style-name="T27">Փուլ 1 – </text:span><text:span text:style-name="T24">Նախագծում/Դիզայն - 1-</text:span><text:span text:style-name="T28">3</text:span><text:span text:style-name="T24"> շաբաթ</text:span></text:p>
      <text:p text:style-name="P14">Կայքի բոլոր էջերի դիզայնի պատրաստում.</text:p>
      <text:p text:style-name="P5"><text:span text:style-name="T27">Փուլ 2 – </text:span><text:span text:style-name="T24">Բետա տարբերակ – </text:span><text:span text:style-name="T28">30֊40</text:span><text:span text:style-name="T24"> շաբաթ</text:span></text:p>
      <text:p text:style-name="P14">Ֆունկցիոնալ բաղադրիչների ծրագրավորում, որը պետք է կատարվի javaScript-ի միջոցով։</text:p>
      <text:p text:style-name="P5"><text:span text:style-name="T27">Փուլ 3 –</text:span><text:span text:style-name="T24"> Տեղայնացում/Թեսթավորում – 2-</text:span><text:span text:style-name="T28">4</text:span><text:span text:style-name="T24"> շաբաթ</text:span></text:p>
      <text:p text:style-name="P14">Պատվիրատուի կողմից տրամադրված սերվերի և տվյալների բազայի հետ աշխատանքի ստուգման հավելյալ փուլ։</text:p>
      <text:p text:style-name="P5"><text:span text:style-name="T27">Փուլ 4 –</text:span><text:span text:style-name="T24"> Ստաբիլիզացում և հանձնում – 1-</text:span><text:span text:style-name="T28">3</text:span><text:span text:style-name="T24"> շաբաթ</text:span></text:p>
      <text:p text:style-name="P14">Վերջնական հանձնում Պատվիրատուին։</text:p>
      <text:p text:style-name="P14">Ֆունկցիոնալ մասը ապահովել javaScript-ի միջոցով։</text:p>
      <text:p text:style-name="P14"/>
      <text:p text:style-name="P11"><text:span text:style-name="T110">4.2. </text:span>Սպասարկում</text:p>
      <text:p text:style-name="P14">Սպասարկման փուլը սկսվում է նախագծի հանձնումից հետո։ Սպասարկումը ներառում է կրիտիկական խնդիրների լուծում, հաղորդակցություն և աջակցություն։ Նոր ֆունկցիաների ավելացման և բարեփոխումների համար անհրաժեշտ է կնքել նոր պայմանագիր։ </text:p>
      <text:p text:style-name="P14">Սպասարկման փուլի տևողությունը 3 ամիս է։</text:p>
      <text:p text:style-name="P14"/>
      <text:h text:style-name="P101" text:outline-level="2" text:is-list-header="true"><text:span text:style-name="T88">4.</text:span><text:span text:style-name="T89">3</text:span><text:span text:style-name="T88">. </text:span><text:span text:style-name="T87">Աշխատանքների</text:span><text:span text:style-name="T75"> ժամանակացույց</text:span></text:h>
      <text:p text:style-name="P6"><text:span text:style-name="T80">Աշխատանքների </text:span><text:span text:style-name="Основной_20_шрифт_20_абзаца"><text:span text:style-name="T81">ժամանակացույցը</text:span></text:span><text:span text:style-name="T80"> կազմվում </text:span><text:span text:style-name="Основной_20_шрифт_20_абзаца"><text:span text:style-name="T80">է </text:span></text:span><text:span text:style-name="Основной_20_шрифт_20_абзаца"><text:span text:style-name="T82">պայմանագրի</text:span></text:span><text:span text:style-name="Основной_20_шрифт_20_абзаца"><text:span text:style-name="T80"> </text:span></text:span><text:span text:style-name="Основной_20_шрифт_20_абзаца"><text:span text:style-name="T82">ստորագրումից</text:span></text:span><text:span text:style-name="Основной_20_шрифт_20_абзаца"><text:span text:style-name="T80"> </text:span></text:span><text:span text:style-name="Основной_20_шрифт_20_абзаца"><text:span text:style-name="T82">հետո և կախված է ծրագրավորողների քանակից, որի մասին պայմանավորվածությունը ձեռք է բերվում Պատվիրատուի</text:span></text:span><text:span text:style-name="Основной_20_шрифт_20_абзаца"><text:span text:style-name="T80"> </text:span></text:span><text:span text:style-name="Основной_20_шрифт_20_абзаца"><text:span text:style-name="T82">հետ համաձայնեցումից հետո</text:span></text:span><text:span text:style-name="Основной_20_шрифт_20_абзаца"><text:span text:style-name="T80">: </text:span></text:span></text:p>
      <text:h text:style-name="P82" text:outline-level="1"><text:span text:style-name="Основной_20_шрифт_20_абзаца"><text:span text:style-name="T96">Պրոյեկտի ղեկավարում</text:span></text:span></text:h>
      <text:h text:style-name="P98" text:outline-level="2"><text:span text:style-name="Основной_20_шрифт_20_абзаца"><text:span text:style-name="T84">Ղեկավարման դերերը</text:span></text:span></text:h>
      <text:p text:style-name="P13"><text:span text:style-name="Основной_20_шрифт_20_абзаца"><text:span text:style-name="T84">Առաջարկը</text:span></text:span><text:span text:style-name="Основной_20_шрифт_20_абзаца"><text:span text:style-name="T79"> </text:span></text:span><text:span text:style-name="Основной_20_шрифт_20_абзаца"><text:span text:style-name="T84">ենթադրում</text:span></text:span><text:span text:style-name="Основной_20_шрифт_20_абзаца"><text:span text:style-name="T79"> </text:span></text:span><text:span text:style-name="Основной_20_шрифт_20_абзаца"><text:span text:style-name="T84">է</text:span></text:span><text:span text:style-name="Основной_20_шрифт_20_абзаца"><text:span text:style-name="T79">, </text:span></text:span><text:span text:style-name="Основной_20_шрифт_20_абзаца"><text:span text:style-name="T84">որ</text:span></text:span><text:span text:style-name="Основной_20_шрифт_20_абзаца"><text:span text:style-name="T79"> </text:span></text:span><text:span text:style-name="Основной_20_шрифт_20_абзаца"><text:span text:style-name="T84">Պատվիրատուն</text:span></text:span><text:span text:style-name="Основной_20_шрифт_20_абзаца"><text:span text:style-name="T79"> </text:span></text:span><text:span text:style-name="Основной_20_шрифт_20_абзаца"><text:span text:style-name="T84">վերահսկելու</text:span></text:span><text:span text:style-name="Основной_20_шрифт_20_абзаца"><text:span text:style-name="T79"> </text:span></text:span><text:span text:style-name="Основной_20_шрифт_20_абзаца"><text:span text:style-name="T84">է</text:span></text:span><text:span text:style-name="Основной_20_шрифт_20_абзаца"><text:span text:style-name="T79"> </text:span></text:span><text:span text:style-name="Основной_20_шрифт_20_абзаца"><text:span text:style-name="T84">աշխատանքների</text:span></text:span><text:span text:style-name="Основной_20_шрифт_20_абзаца"><text:span text:style-name="T79"> </text:span></text:span><text:span text:style-name="Основной_20_шрифт_20_абзаца"><text:span text:style-name="T84">ընթացքը</text:span></text:span><text:span text:style-name="Основной_20_шрифт_20_абзаца"><text:span text:style-name="T79">, </text:span></text:span><text:span text:style-name="Основной_20_шрифт_20_абзаца"><text:span text:style-name="T84">բայց</text:span></text:span><text:span text:style-name="Основной_20_шрифт_20_абзаца"><text:span text:style-name="T79"> </text:span></text:span><text:span text:style-name="Основной_20_шрифт_20_абзаца"><text:span text:style-name="T84">չի</text:span></text:span><text:span text:style-name="Основной_20_шрифт_20_абзаца"><text:span text:style-name="T79"> </text:span></text:span><text:span text:style-name="Основной_20_шрифт_20_абзаца"><text:span text:style-name="T84">ղեկավարելու</text:span></text:span><text:span text:style-name="Основной_20_шрифт_20_абзаца"><text:span text:style-name="T79"> </text:span></text:span><text:span text:style-name="Основной_20_шрифт_20_абзаца"><text:span text:style-name="T84">այն</text:span></text:span><text:span text:style-name="Основной_20_шрифт_20_абзаца"><text:span text:style-name="T79">: </text:span></text:span><text:span text:style-name="Основной_20_шрифт_20_абзаца"><text:span text:style-name="T84">Ղեկավարումը</text:span></text:span><text:span text:style-name="Основной_20_шрифт_20_абзаца"><text:span text:style-name="T79"> </text:span></text:span><text:span text:style-name="Основной_20_шрифт_20_абзаца"><text:span text:style-name="T84">ներառում</text:span></text:span><text:span text:style-name="Основной_20_шрифт_20_абзаца"><text:span text:style-name="T79"> </text:span></text:span><text:span text:style-name="Основной_20_шрифт_20_абзаца"><text:span text:style-name="T84">է</text:span></text:span><text:span text:style-name="Основной_20_шрифт_20_абзаца"><text:span text:style-name="T79"> </text:span></text:span><text:span text:style-name="Основной_20_шрифт_20_абзаца"><text:span text:style-name="T84">պլանավորում</text:span></text:span><text:span text:style-name="Основной_20_шрифт_20_абзаца"><text:span text:style-name="T79">,</text:span></text:span><text:span text:style-name="T79"> </text:span><text:span text:style-name="Основной_20_шрифт_20_абзаца"><text:span text:style-name="T84">աշխատանքների</text:span></text:span><text:span text:style-name="Основной_20_шрифт_20_абзаца"><text:span text:style-name="T79"> </text:span></text:span><text:span text:style-name="Основной_20_шрифт_20_абзаца"><text:span text:style-name="T84">բաշխում</text:span></text:span><text:span text:style-name="Основной_20_шрифт_20_абзаца"><text:span text:style-name="T79">, </text:span></text:span><text:span text:style-name="Основной_20_шрифт_20_абзаца"><text:span text:style-name="T84">հաղորդակցում</text:span></text:span><text:span text:style-name="Основной_20_шрифт_20_абзаца"><text:span text:style-name="T79">, </text:span></text:span><text:span text:style-name="Основной_20_шрифт_20_абзаца"><text:span text:style-name="T84">հանձնում</text:span></text:span><text:span text:style-name="Основной_20_шрифт_20_абзаца"><text:span text:style-name="T79"> </text:span></text:span><text:span text:style-name="Основной_20_шрифт_20_абзаца"><text:span text:style-name="T84">և</text:span></text:span><text:span text:style-name="Основной_20_шрифт_20_абзаца"><text:span text:style-name="T79"> </text:span></text:span><text:span text:style-name="Основной_20_шрифт_20_абзаца"><text:span text:style-name="T84">այլն</text:span></text:span><text:span text:style-name="T79">, </text:span><text:span text:style-name="Основной_20_шрифт_20_абзаца"><text:span text:style-name="T84">և</text:span></text:span><text:span text:style-name="Основной_20_шрифт_20_абзаца"><text:span text:style-name="T79"> </text:span></text:span><text:span text:style-name="Основной_20_шрифт_20_абзаца"><text:span text:style-name="T84">այդ</text:span></text:span><text:span text:style-name="Основной_20_шрифт_20_абзаца"><text:span text:style-name="T79"> </text:span></text:span><text:span text:style-name="Основной_20_шрифт_20_абзаца"><text:span text:style-name="T84">գործառույթները</text:span></text:span><text:span text:style-name="Основной_20_шрифт_20_абзаца"><text:span text:style-name="T79"> </text:span></text:span><text:span text:style-name="Основной_20_шрифт_20_абзаца"><text:span text:style-name="T84">իրականացնելու</text:span></text:span><text:span text:style-name="Основной_20_шрифт_20_абзаца"><text:span text:style-name="T79"> </text:span></text:span><text:span text:style-name="Основной_20_шрифт_20_абзаца"><text:span text:style-name="T84">է</text:span></text:span><text:span text:style-name="Основной_20_шрифт_20_абзаца"><text:span text:style-name="T79"> </text:span></text:span><text:span text:style-name="Основной_20_шрифт_20_абзаца"><text:span text:style-name="T84">աշխատանքային</text:span></text:span><text:span text:style-name="Основной_20_шрифт_20_абзаца"><text:span text:style-name="T79"> </text:span></text:span><text:span text:style-name="Основной_20_шрифт_20_абзаца"><text:span text:style-name="T84">թիմը</text:span></text:span><text:span text:style-name="Основной_20_шрифт_20_абзаца"><text:span text:style-name="T79">, </text:span></text:span><text:span text:style-name="Основной_20_шрифт_20_абзаца"><text:span text:style-name="T84">որը</text:span></text:span><text:span text:style-name="Основной_20_шрифт_20_абзаца"><text:span text:style-name="T79"> </text:span></text:span><text:span text:style-name="Основной_20_шрифт_20_абзаца"><text:span text:style-name="T84">աշխատում</text:span></text:span><text:span text:style-name="Основной_20_шрифт_20_абзаца"><text:span text:style-name="T79"> </text:span></text:span><text:span text:style-name="Основной_20_шрифт_20_абзаца"><text:span text:style-name="T84">է</text:span></text:span><text:span text:style-name="Основной_20_шрифт_20_абзаца"><text:span text:style-name="T79"> </text:span></text:span><text:span text:style-name="Основной_20_шрифт_20_абзаца"><text:span text:style-name="T84">տվյալ</text:span></text:span><text:span text:style-name="Основной_20_шрифт_20_абзаца"><text:span text:style-name="T79"> </text:span></text:span><text:span text:style-name="Основной_20_шрифт_20_абзаца"><text:span text:style-name="T84">նախագծի</text:span></text:span><text:span text:style-name="Основной_20_шрифт_20_абзаца"><text:span text:style-name="T79"> </text:span></text:span><text:span text:style-name="Основной_20_шрифт_20_абзаца"><text:span text:style-name="T84">վրա</text:span></text:span><text:span text:style-name="Основной_20_шрифт_20_абзаца"><text:span text:style-name="T79">:</text:span></text:span><text:span text:style-name="T79"> </text:span></text:p>
      <text:p text:style-name="P12"><text:span text:style-name="Основной_20_шрифт_20_абзаца"><text:span text:style-name="T84">Եթե թիմը բաղկացած է լինում 1-2 ծրագրավորողներից, ապա ղեկավարումը իրականացվում է նրանցից մեկի կողմից: Պատվիրատուի կողմից </text:span></text:span><text:span text:style-name="Основной_20_шрифт_20_абзаца"><text:span text:style-name="T79">պահանջի</text:span></text:span><text:span text:style-name="Основной_20_шрифт_20_абзаца"><text:span text:style-name="T84"> </text:span></text:span><text:span text:style-name="Основной_20_шрифт_20_абзаца"><text:span text:style-name="T79">կամ</text:span></text:span><text:span text:style-name="Основной_20_шрифт_20_абзаца"><text:span text:style-name="T84"> </text:span></text:span><text:span text:style-name="Основной_20_шрифт_20_абзаца"><text:span text:style-name="T85">թիմի</text:span></text:span><text:span text:style-name="Основной_20_шрифт_20_абзаца"><text:span text:style-name="T84"> մեծանալու դեպքում հավելյալ մենեջեր կկցվի </text:span></text:span><text:span text:style-name="Основной_20_шрифт_20_абзаца"><text:span text:style-name="T79">տվյալ</text:span></text:span><text:span text:style-name="Основной_20_шрифт_20_абзаца"><text:span text:style-name="T84"> </text:span></text:span><text:span text:style-name="Основной_20_шрифт_20_абзаца"><text:span text:style-name="T79">նախագծին</text:span></text:span><text:span text:style-name="Основной_20_шрифт_20_абзаца"><text:span text:style-name="T84">:</text:span></text:span></text:p>
      <text:p text:style-name="P13"><text:span text:style-name="Основной_20_шрифт_20_абзаца"><text:span text:style-name="T79">Ղեկավար</text:span></text:span><text:span text:style-name="Основной_20_шрифт_20_абзаца"><text:span text:style-name="T84"> </text:span></text:span><text:span text:style-name="Основной_20_шрифт_20_абзаца"><text:span text:style-name="T79">անձի</text:span></text:span><text:span text:style-name="Основной_20_шрифт_20_абзаца"><text:span text:style-name="T84"> </text:span></text:span><text:span text:style-name="Основной_20_шрифт_20_абзаца"><text:span text:style-name="T79">ժամանակածախսը</text:span></text:span><text:span text:style-name="Основной_20_шрифт_20_абзаца"><text:span text:style-name="T84"> կզեկուցվի Պատվիրատուին, որը ենթակա է վճարման:</text:span></text:span></text:p>
      <text:h text:style-name="P98" text:outline-level="2"><text:span text:style-name="Основной_20_шрифт_20_абзаца"><text:span text:style-name="T84">Հաղորդակցում</text:span></text:span></text:h>
      <text:p text:style-name="P12"><text:span text:style-name="Основной_20_шрифт_20_абзаца"><text:span text:style-name="T84">Կատարողը</text:span></text:span><text:span text:style-name="Основной_20_шрифт_20_абзаца"><text:span text:style-name="T79"> </text:span></text:span><text:span text:style-name="Основной_20_шрифт_20_абзаца"><text:span text:style-name="T84">կներկայացնի</text:span></text:span><text:span text:style-name="Основной_20_шрифт_20_абзаца"><text:span text:style-name="T79"> </text:span></text:span><text:span text:style-name="Основной_20_шрифт_20_абзаца"><text:span text:style-name="T84">շաբաթական</text:span></text:span><text:span text:style-name="Основной_20_шрифт_20_абзаца"><text:span text:style-name="T79"> </text:span></text:span><text:span text:style-name="Основной_20_шрифт_20_абзаца"><text:span text:style-name="T84">պլաններ</text:span></text:span><text:span text:style-name="Основной_20_шрифт_20_абзаца"><text:span text:style-name="T79"> </text:span></text:span><text:span text:style-name="Основной_20_шрифт_20_абзаца"><text:span text:style-name="T84">և</text:span></text:span><text:span text:style-name="Основной_20_шрифт_20_абзаца"><text:span text:style-name="T79"> </text:span></text:span><text:span text:style-name="Основной_20_шрифт_20_абзаца"><text:span text:style-name="T84">զեկույցներ</text:span></text:span><text:span text:style-name="Основной_20_шрифт_20_абзаца"><text:span text:style-name="T79"> </text:span></text:span><text:span text:style-name="Основной_20_шрифт_20_абзаца"><text:span text:style-name="T84">կատարողականի</text:span></text:span><text:span text:style-name="Основной_20_шрифт_20_абзаца"><text:span text:style-name="T79"> </text:span></text:span><text:span text:style-name="Основной_20_шрифт_20_абзаца"><text:span text:style-name="T84">վերաբերյալ</text:span></text:span><text:span text:style-name="Основной_20_шрифт_20_абзаца"><text:span text:style-name="T79">: Շաբաթական աշխատանքները ընդհանրացնելու նպատակով </text:span></text:span><text:span text:style-name="Основной_20_шрифт_20_абзаца"><text:span text:style-name="T86">հավելյալ</text:span></text:span><text:span text:style-name="Основной_20_шрифт_20_абзаца"><text:span text:style-name="T79"> </text:span></text:span><text:span text:style-name="Основной_20_шрифт_20_абзаца"><text:span text:style-name="T84">կկազմակերպվեն</text:span></text:span><text:span text:style-name="Основной_20_шрифт_20_абзаца"><text:span text:style-name="T79"> </text:span></text:span><text:span text:style-name="Основной_20_шрифт_20_абзаца"><text:span text:style-name="T84">շաբաթական հանդիպումներ</text:span></text:span><text:span text:style-name="Основной_20_шрифт_20_абзаца"><text:span text:style-name="T79"> </text:span></text:span><text:span text:style-name="Основной_20_шрифт_20_абзаца"><text:span text:style-name="T84">կամ</text:span></text:span><text:span text:style-name="Основной_20_шрифт_20_абзаца"><text:span text:style-name="T79"> </text:span></text:span><text:span text:style-name="Основной_20_шрифт_20_абзаца"><text:span text:style-name="T84">հեռազանգեր</text:span></text:span><text:span text:style-name="Основной_20_шрифт_20_абзаца"><text:span text:style-name="T79"> (</text:span></text:span><text:span text:style-name="Основной_20_шрифт_20_абзаца"><text:span text:style-name="T84">հնարավոր</text:span></text:span><text:span text:style-name="Основной_20_шрифт_20_абзаца"><text:span text:style-name="T79"> </text:span></text:span><text:span text:style-name="Основной_20_шрифт_20_абзаца"><text:span text:style-name="T84">է</text:span></text:span><text:span text:style-name="Основной_20_шрифт_20_абзаца"><text:span text:style-name="T79"> </text:span></text:span><text:span text:style-name="Основной_20_шрифт_20_абзаца"><text:span text:style-name="T84">շաբաթական</text:span></text:span><text:span text:style-name="Основной_20_шрифт_20_абзаца"><text:span text:style-name="T79"> </text:span></text:span><text:span text:style-name="Основной_20_шрифт_20_абзаца"><text:span text:style-name="T84">պլանը</text:span></text:span><text:span text:style-name="Основной_20_шрифт_20_абзаца"><text:span text:style-name="T79">/</text:span></text:span><text:span text:style-name="Основной_20_шрифт_20_абзаца"><text:span text:style-name="T84">զեկույցը</text:span></text:span><text:span text:style-name="Основной_20_шрифт_20_абзаца"><text:span text:style-name="T79"> </text:span></text:span><text:span text:style-name="Основной_20_шрифт_20_абзаца"><text:span text:style-name="T84">ներկայացնելուց</text:span></text:span><text:span text:style-name="Основной_20_шрифт_20_абзаца"><text:span text:style-name="T79"> </text:span></text:span><text:span text:style-name="Основной_20_шрифт_20_абзаца"><text:span text:style-name="T84">հետո</text:span></text:span><text:span text:style-name="Основной_20_шрифт_20_абзаца"><text:span text:style-name="T79">): </text:span></text:span><text:span text:style-name="Основной_20_шрифт_20_абзаца"><text:span text:style-name="T84">Աշխատանքների</text:span></text:span><text:span text:style-name="Основной_20_шрифт_20_абзаца"><text:span text:style-name="T79"> </text:span></text:span><text:span text:style-name="Основной_20_шрифт_20_абзаца"><text:span text:style-name="T84">իրականացման</text:span></text:span><text:span text:style-name="Основной_20_шрифт_20_абзаца"><text:span text:style-name="T79"> </text:span></text:span><text:span text:style-name="Основной_20_шрифт_20_абзаца"><text:span text:style-name="T84">ընթացքում</text:span></text:span><text:span text:style-name="Основной_20_шрифт_20_абзаца"><text:span text:style-name="T79"> </text:span></text:span><text:span text:style-name="Основной_20_шрифт_20_абзаца"><text:span text:style-name="T84">հարցերի</text:span></text:span><text:span text:style-name="Основной_20_шрифт_20_абзаца"><text:span text:style-name="T79"> </text:span></text:span><text:span text:style-name="Основной_20_шрифт_20_абзаца"><text:span text:style-name="T84">կամ</text:span></text:span><text:span text:style-name="Основной_20_шрифт_20_абзаца"><text:span text:style-name="T79"> </text:span></text:span><text:span text:style-name="Основной_20_шрифт_20_абзаца"><text:span text:style-name="T84">չպլանավորված</text:span></text:span><text:span text:style-name="Основной_20_шрифт_20_абзаца"><text:span text:style-name="T79"> </text:span></text:span><text:span text:style-name="Основной_20_шрифт_20_абзаца"><text:span text:style-name="T84">խնդիրների</text:span></text:span><text:span text:style-name="Основной_20_шрифт_20_абзаца"><text:span text:style-name="T79"> </text:span></text:span><text:span text:style-name="Основной_20_шрифт_20_абзаца"><text:span text:style-name="T84">դեպքում</text:span></text:span><text:span text:style-name="Основной_20_шрифт_20_абзаца"><text:span text:style-name="T79"> </text:span></text:span><text:span text:style-name="Основной_20_шрифт_20_абзаца"><text:span text:style-name="T84">Կատարողը</text:span></text:span><text:span text:style-name="Основной_20_шрифт_20_абзаца"><text:span text:style-name="T79"> </text:span></text:span><text:span text:style-name="Основной_20_шрифт_20_абзаца"><text:span text:style-name="T84">կարող</text:span></text:span><text:span text:style-name="Основной_20_шрифт_20_абзаца"><text:span text:style-name="T79"> </text:span></text:span><text:span text:style-name="Основной_20_шрифт_20_абзаца"><text:span text:style-name="T84">է</text:span></text:span><text:span text:style-name="Основной_20_шрифт_20_абзаца"><text:span text:style-name="T79"> </text:span></text:span><text:span text:style-name="Основной_20_шрифт_20_абзаца"><text:span text:style-name="T84">կապ</text:span></text:span><text:span text:style-name="Основной_20_шрифт_20_абзаца"><text:span text:style-name="T79"> </text:span></text:span><text:span text:style-name="Основной_20_шрифт_20_абзаца"><text:span text:style-name="T84">հաստատել</text:span></text:span><text:span text:style-name="Основной_20_шрифт_20_абзаца"><text:span text:style-name="T79"> </text:span></text:span><text:span text:style-name="Основной_20_шрифт_20_абзаца"><text:span text:style-name="T84">Պատվիրատուի</text:span></text:span><text:span text:style-name="Основной_20_шрифт_20_абзаца"><text:span text:style-name="T79"> </text:span></text:span><text:span text:style-name="Основной_20_шрифт_20_абзаца"><text:span text:style-name="T84">հետ՝</text:span></text:span><text:span text:style-name="Основной_20_шрифт_20_абзаца"><text:span text:style-name="T79"> </text:span></text:span><text:span text:style-name="Основной_20_шрифт_20_абзаца"><text:span text:style-name="T84">վերջնաժամկետի</text:span></text:span><text:span text:style-name="Основной_20_шрифт_20_абзаца"><text:span text:style-name="T79"> </text:span></text:span><text:span text:style-name="Основной_20_шрифт_20_абзаца"><text:span text:style-name="T84">խախտման ռիսկերը մինիմալացնելու</text:span></text:span><text:span text:style-name="Основной_20_шрифт_20_абзаца"><text:span text:style-name="T79"> </text:span></text:span><text:span text:style-name="Основной_20_шрифт_20_абзаца"><text:span text:style-name="T84">նպատակով</text:span></text:span><text:span text:style-name="Основной_20_шрифт_20_абзаца"><text:span text:style-name="T79">: </text:span></text:span></text:p>
      <text:h text:style-name="P90" text:outline-level="2"><text:soft-page-break/>Ռիսկեր</text:h>
      <text:p text:style-name="P12"><text:span text:style-name="Основной_20_шрифт_20_абзаца"><text:span text:style-name="T84">Կատարողի կողմից աշխատանքների</text:span></text:span><text:span text:style-name="Основной_20_шрифт_20_абзаца"><text:span text:style-name="T79"> </text:span></text:span><text:span text:style-name="Основной_20_шрифт_20_абзаца"><text:span text:style-name="T84">գնահատումը</text:span></text:span><text:span text:style-name="Основной_20_шрифт_20_абзаца"><text:span text:style-name="T79"> </text:span></text:span><text:span text:style-name="Основной_20_шрифт_20_абзаца"><text:span text:style-name="T84">իրականացվում</text:span></text:span><text:span text:style-name="Основной_20_шрифт_20_абзаца"><text:span text:style-name="T79"> </text:span></text:span><text:span text:style-name="Основной_20_шрифт_20_абзаца"><text:span text:style-name="T84">է</text:span></text:span><text:span text:style-name="Основной_20_шрифт_20_абзаца"><text:span text:style-name="T79"> </text:span></text:span><text:span text:style-name="Основной_20_шрифт_20_абзаца"><text:span text:style-name="T84">ներկա</text:span></text:span><text:span text:style-name="Основной_20_шрифт_20_абзаца"><text:span text:style-name="T79"> </text:span></text:span><text:span text:style-name="Основной_20_шрифт_20_абзаца"><text:span text:style-name="T84">պահին</text:span></text:span><text:span text:style-name="Основной_20_шрифт_20_абзаца"><text:span text:style-name="T79"> </text:span></text:span><text:span text:style-name="Основной_20_шрифт_20_абзаца"><text:span text:style-name="T84">խնդիրների</text:span></text:span><text:span text:style-name="Основной_20_шрифт_20_абзаца"><text:span text:style-name="T79"> </text:span></text:span><text:span text:style-name="Основной_20_шрифт_20_абзаца"><text:span text:style-name="T84">և</text:span></text:span><text:span text:style-name="Основной_20_шрифт_20_абзаца"><text:span text:style-name="T79"> </text:span></text:span><text:span text:style-name="Основной_20_шрифт_20_абзаца"><text:span text:style-name="T84">պահանջների</text:span></text:span><text:span text:style-name="Основной_20_шрифт_20_абзаца"><text:span text:style-name="T79"> </text:span></text:span><text:span text:style-name="Основной_20_шрифт_20_абзаца"><text:span text:style-name="T84">հասկացության հիման</text:span></text:span><text:span text:style-name="Основной_20_шрифт_20_абзаца"><text:span text:style-name="T79"> </text:span></text:span><text:span text:style-name="Основной_20_шрифт_20_абзаца"><text:span text:style-name="T84">վրա</text:span></text:span><text:span text:style-name="Основной_20_шрифт_20_абзаца"><text:span text:style-name="T79">: </text:span></text:span></text:p>
      <text:h text:style-name="P98" text:outline-level="2"><text:span text:style-name="Основной_20_шрифт_20_абзаца"><text:span text:style-name="T84">Կախվածություններ</text:span></text:span></text:h>
      <text:p text:style-name="P13"><text:span text:style-name="Основной_20_шрифт_20_абзаца"><text:span text:style-name="T84">Նածագծի</text:span></text:span><text:span text:style-name="Основной_20_шрифт_20_абзаца"><text:span text:style-name="T79"> </text:span></text:span><text:span text:style-name="Основной_20_шрифт_20_абзаца"><text:span text:style-name="T84">ֆունկցիոնալ</text:span></text:span><text:span text:style-name="Основной_20_шрифт_20_абзаца"><text:span text:style-name="T79"> </text:span></text:span><text:span text:style-name="Основной_20_шрифт_20_абзаца"><text:span text:style-name="T84">բաղադրիչների</text:span></text:span><text:span text:style-name="Основной_20_шрифт_20_абзаца"><text:span text:style-name="T79"> </text:span></text:span><text:span text:style-name="Основной_20_шрифт_20_абзаца"><text:span text:style-name="T84">և</text:span></text:span><text:span text:style-name="Основной_20_шрифт_20_абзаца"><text:span text:style-name="T79"> </text:span></text:span><text:span text:style-name="Основной_20_шрифт_20_абзаца"><text:span text:style-name="T84">դիզայնի</text:span></text:span><text:span text:style-name="Основной_20_шрифт_20_абзаца"><text:span text:style-name="T79"> </text:span></text:span><text:span text:style-name="Основной_20_шрифт_20_абзаца"><text:span text:style-name="T84">հաստատումը</text:span></text:span><text:span text:style-name="Основной_20_шрифт_20_абзаца"><text:span text:style-name="T79"> </text:span></text:span><text:span text:style-name="Основной_20_шрифт_20_абзаца"><text:span text:style-name="T84">պետք</text:span></text:span><text:span text:style-name="Основной_20_шрифт_20_абзаца"><text:span text:style-name="T79"> </text:span></text:span><text:span text:style-name="Основной_20_шрифт_20_абзаца"><text:span text:style-name="T84">է</text:span></text:span><text:span text:style-name="Основной_20_шрифт_20_абзаца"><text:span text:style-name="T79"> </text:span></text:span><text:span text:style-name="Основной_20_шрифт_20_абзаца"><text:span text:style-name="T84">իրականացնի</text:span></text:span><text:span text:style-name="Основной_20_шрифт_20_абзаца"><text:span text:style-name="T79"> </text:span></text:span><text:span text:style-name="Основной_20_шрифт_20_абзаца"><text:span text:style-name="T84">կոնտակտային</text:span></text:span><text:span text:style-name="Основной_20_шрифт_20_абзаца"><text:span text:style-name="T79"> </text:span></text:span><text:span text:style-name="Основной_20_шрифт_20_абзаца"><text:span text:style-name="T84">անձը</text:span></text:span><text:span text:style-name="Основной_20_шрифт_20_абзаца"><text:span text:style-name="T79"> </text:span></text:span><text:span text:style-name="Основной_20_шрифт_20_абзаца"><text:span text:style-name="T84">Պատվիրատուի</text:span></text:span><text:span text:style-name="Основной_20_шрифт_20_абзаца"><text:span text:style-name="T79"> </text:span></text:span><text:span text:style-name="Основной_20_шрифт_20_абзаца"><text:span text:style-name="T84">կողմից</text:span></text:span><text:span text:style-name="Основной_20_шрифт_20_абзаца"><text:span text:style-name="T79">: </text:span></text:span><text:span text:style-name="Основной_20_шрифт_20_абзаца"><text:span text:style-name="T84">Հետագա</text:span></text:span><text:span text:style-name="Основной_20_шрифт_20_абзаца"><text:span text:style-name="T79"> իտերացիաների ընթացքում բոլոր փոփոխությունները/ավելացումները պետք է վերանայվեն և համաձայնեցվեն: </text:span></text:span></text:p>
      <text:p text:style-name="P12"><text:span text:style-name="Основной_20_шрифт_20_абзаца"><text:span text:style-name="T79">Պատվիրատուի կողմից հիմնական կախվածությունները հետևյալն են. </text:span></text:span></text:p>
      <text:list xml:id="list4086560082" text:style-name="L10">
        <text:list-item>
          <text:p text:style-name="P104"><text:span text:style-name="Основной_20_шрифт_20_абзаца"><text:span text:style-name="T79">Ներկա</text:span></text:span><text:span text:style-name="Основной_20_шрифт_20_абзаца"><text:span text:style-name="T34">յացնել բացատրությունների կարիք ունեցող կետերը նախնական փուլում</text:span></text:span></text:p>
        </text:list-item>
        <text:list-item>
          <text:p text:style-name="P104"><text:span text:style-name="Основной_20_шрифт_20_абзаца"><text:span text:style-name="T34">Վերանայել տեխնիկական առանձնահատկությունները, ապահովել հետադարձ կապ և հաստատել պլանները:</text:span></text:span></text:p>
        </text:list-item>
        <text:list-item>
          <text:p text:style-name="P104"><text:span text:style-name="Основной_20_шрифт_20_абзаца"><text:span text:style-name="T34">Վերլուծե</text:span></text:span><text:span text:style-name="Основной_20_шрифт_20_абзаца"><text:span text:style-name="T79">լ ընթացիկ աշխատանքները և ապահովել հետադարձ կապ։</text:span></text:span></text:p>
        </text:list-item>
      </text:list>
      <text:h text:style-name="P89" text:outline-level="2">Ենթադրություններ</text:h>
      <text:p text:style-name="P12"><text:span text:style-name="Основной_20_шрифт_20_абзаца"><text:span text:style-name="T79">Աշխատանքային պլանը ունի հետևյալ ենթադրությունները</text:span></text:span><text:span text:style-name="T79">.</text:span></text:p>
      <text:list xml:id="list121841404282731" text:continue-numbering="true" text:style-name="L10">
        <text:list-item>
          <text:p text:style-name="P104"><text:span text:style-name="Основной_20_шрифт_20_абзаца"><text:span text:style-name="T79">Պատվի</text:span></text:span><text:span text:style-name="Основной_20_шрифт_20_абзаца"><text:span text:style-name="T34">րատուն պետք է տրամադրի գրաֆիկական նյութեր (լոգո, նկարներ) վեբ-կայքում օգտագործելու համար</text:span></text:span></text:p>
        </text:list-item>
        <text:list-item>
          <text:p text:style-name="P104"><text:span text:style-name="Основной_20_шрифт_20_абзаца"><text:span text:style-name="T39">Վերջնակ</text:span></text:span><text:span text:style-name="Основной_20_шрифт_20_абзаца"><text:span text:style-name="T83">ան տեսքը և պատրաստի վեբ-կայքը պետք է տրամադրի Կատարողը: </text:span></text:span></text:p>
        </text:list-item>
      </text:list>
      <text:h text:style-name="P83" text:outline-level="1"><text:span text:style-name="Основной_20_шрифт_20_абзаца"><text:span text:style-name="T79">Նախագծի արժեք</text:span></text:span></text:h>
      <text:h text:style-name="P98" text:outline-level="2"><text:span text:style-name="Основной_20_шрифт_20_абзаца"><text:span text:style-name="T79">Նախագծի արժեք</text:span></text:span></text:h>
      <text:p text:style-name="P13"><text:span text:style-name="Основной_20_шрифт_20_абзаца"><text:span text:style-name="T43">10 դրամ</text:span></text:span><text:span text:style-name="Основной_20_шрифт_20_абзаца"><text:span text:style-name="T34"> վեբ-կայքի պատրաստման ծախսերը կազմում են </text:span></text:span><text:span text:style-name="Основной_20_шрифт_20_абзаца"><text:span text:style-name="T38">7</text:span></text:span><text:span text:style-name="Основной_20_шрифт_20_абзаца"><text:span text:style-name="T37">.000.000</text:span></text:span><text:span text:style-name="Основной_20_шрифт_20_абзаца"><text:span text:style-name="T35"> </text:span></text:span><text:span text:style-name="Основной_20_шрифт_20_абзаца"><text:span text:style-name="T34">ՀՀ դրամ։ Արժեքը հաշվարկվել է՝ հաշվի առնելով ծրագրավորման, ղեկավարման, թեսթավորման և հաղորդակցման ժամանակածախսը, ինչպես նաև գրաֆիկական դիզայնի աշխատանքները։ </text:span></text:span></text:p>
      <text:p text:style-name="P12"><text:span text:style-name="Основной_20_шрифт_20_абзаца"><text:span text:style-name="T34">Աշխատանքային թիմում ներգրավված են լինելու՝</text:span></text:span></text:p>
      <text:list xml:id="list121843273980745" text:continue-numbering="true" text:style-name="L10">
        <text:list-item>
          <text:p text:style-name="P104"><text:span text:style-name="Основной_20_шрифт_20_абзаца"><text:span text:style-name="T34">Կոնտակտային անձ/համակարգող – 1</text:span></text:span></text:p>
        </text:list-item>
        <text:list-item>
          <text:p text:style-name="P104"><text:span text:style-name="Основной_20_шрифт_20_абзаца"><text:span text:style-name="T34">Ծրագրավորող – </text:span></text:span><text:span text:style-name="Основной_20_шрифт_20_абзаца"><text:span text:style-name="T36">5</text:span></text:span></text:p>
        </text:list-item>
        <text:list-item>
          <text:p text:style-name="P104"><text:span text:style-name="Основной_20_шрифт_20_абзаца"><text:span text:style-name="T34">Թեսթավորող – </text:span></text:span><text:span text:style-name="Основной_20_шрифт_20_абзаца"><text:span text:style-name="T36">3</text:span></text:span></text:p>
        </text:list-item>
        <text:list-item>
          <text:p text:style-name="P104"><text:span text:style-name="Основной_20_шрифт_20_абзаца"><text:span text:style-name="T39">Դիզայներ – 1</text:span></text:span></text:p>
        </text:list-item>
      </text:list>
      <text:p text:style-name="P12"><text:span text:style-name="Основной_20_шрифт_20_абзаца"><text:span text:style-name="T44">6.2. Վճարում</text:span></text:span></text:p>
      <text:p text:style-name="P12"><text:span text:style-name="Основной_20_шрифт_20_абзаца"><text:span text:style-name="T39">Վճարումները կատարվում են ամսական կտրվածքով Կատարողի կողմից հաշիվը ներկայացնելուց 15 աշխատանքային օրվա ընթացքում:</text:span></text:span></text:p>
      <text:list xml:id="list121842604913886" text:continue-numbering="true" text:style-name="L10">
        <text:list-item>
          <text:list>
            <text:list-header>
              <text:h text:style-name="P99" text:outline-level="2"/>
            </text:list-header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30">Փուլեր</text:p>
            </table:table-cell>
            <table:table-cell table:style-name="Table1.B1" table:number-columns-spanned="2" office:value-type="string">
              <text:p text:style-name="P33">Գնագոյացում</text:p>
            </table:table-cell>
            <table:covered-table-cell/>
          </table:table-row>
        </table:table-header-rows>
        <table:table-row table:style-name="Table1.1">
          <table:covered-table-cell/>
          <table:table-cell table:style-name="Table1.B2" office:value-type="string">
            <text:p text:style-name="P26">Տևողություն</text:p>
          </table:table-cell>
          <table:table-cell table:style-name="Table1.C2" office:value-type="string">
            <text:p text:style-name="P26">Արժեք</text:p>
          </table:table-cell>
        </table:table-row>
        <table:table-row table:style-name="Table1.3">
          <table:table-cell table:style-name="Table1.A7" office:value-type="string">
            <text:p text:style-name="P16"><text:span text:style-name="Основной_20_шрифт_20_абзаца"><text:span text:style-name="T34">Նախագծում/Դիզայն </text:span></text:span></text:p>
          </table:table-cell>
          <table:table-cell table:style-name="Table1.B7" office:value-type="string">
            <text:p text:style-name="P17"><text:span text:style-name="Основной_20_шрифт_20_абзаца"><text:span text:style-name="T45">1</text:span></text:span><text:span text:style-name="Основной_20_шрифт_20_абзаца"><text:span text:style-name="T33">-</text:span></text:span><text:span text:style-name="Основной_20_шрифт_20_абзаца"><text:span text:style-name="T46">3</text:span></text:span><text:span text:style-name="Основной_20_шрифт_20_абзаца"><text:span text:style-name="T33"> շաբաթ</text:span></text:span></text:p>
          </table:table-cell>
          <table:table-cell table:style-name="Table1.C3" office:value-type="string">
            <text:p text:style-name="P27">1.000.000</text:p>
          </table:table-cell>
        </table:table-row>
        <table:table-row table:style-name="Table1.3">
          <table:table-cell table:style-name="Table1.A7" office:value-type="string">
            <text:p text:style-name="P16"><text:span text:style-name="Основной_20_шрифт_20_абзаца"><text:span text:style-name="T34">Բետա տարբերակ </text:span></text:span></text:p>
          </table:table-cell>
          <table:table-cell table:style-name="Table1.B7" office:value-type="string">
            <text:p text:style-name="P17"><text:span text:style-name="Основной_20_шрифт_20_абзаца"><text:span text:style-name="T46">30֊40</text:span></text:span><text:span text:style-name="Основной_20_шрифт_20_абзаца"><text:span text:style-name="T33"> շաբաթ </text:span></text:span></text:p>
          </table:table-cell>
          <table:table-cell table:style-name="Table1.C4" office:value-type="string">
            <text:p text:style-name="P28">4.000.000</text:p>
          </table:table-cell>
        </table:table-row>
        <table:table-row table:style-name="Table1.3">
          <table:table-cell table:style-name="Table1.A7" office:value-type="string">
            <text:p text:style-name="P16"><text:span text:style-name="Основной_20_шрифт_20_абзаца"><text:span text:style-name="T34">Տեղայնացում/Թեսթավորում </text:span></text:span></text:p>
          </table:table-cell>
          <table:table-cell table:style-name="Table1.B7" office:value-type="string">
            <text:p text:style-name="P17"><text:span text:style-name="Основной_20_шрифт_20_абзаца"><text:span text:style-name="T33">2-</text:span></text:span><text:span text:style-name="Основной_20_шрифт_20_абзаца"><text:span text:style-name="T46">4</text:span></text:span><text:span text:style-name="Основной_20_шрифт_20_абзаца"><text:span text:style-name="T33"> շաբաթ</text:span></text:span></text:p>
          </table:table-cell>
          <table:table-cell table:style-name="Table1.C5" office:value-type="string">
            <text:p text:style-name="P28">1.000.000</text:p>
          </table:table-cell>
        </table:table-row>
        <table:table-row table:style-name="Table1.3">
          <table:table-cell table:style-name="Table1.A7" office:value-type="string">
            <text:p text:style-name="P16"><text:span text:style-name="Основной_20_шрифт_20_абзаца"><text:span text:style-name="T34">Ստաբիլիզացում և հանձնում </text:span></text:span></text:p>
          </table:table-cell>
          <table:table-cell table:style-name="Table1.B7" office:value-type="string">
            <text:p text:style-name="P17"><text:span text:style-name="Основной_20_шрифт_20_абзаца"><text:span text:style-name="T33">1-</text:span></text:span><text:span text:style-name="Основной_20_шрифт_20_абзаца"><text:span text:style-name="T46">3</text:span></text:span><text:span text:style-name="Основной_20_шрифт_20_абзаца"><text:span text:style-name="T33"> շաբաթ</text:span></text:span></text:p>
          </table:table-cell>
          <table:table-cell table:style-name="Table1.C6" office:value-type="string">
            <text:p text:style-name="P28">1.000.000</text:p>
          </table:table-cell>
        </table:table-row>
        <table:table-row table:style-name="Table1.7">
          <table:table-cell table:style-name="Table1.A7" office:value-type="string">
            <text:p text:style-name="P31">Ընդհանուր</text:p>
          </table:table-cell>
          <table:table-cell table:style-name="Table1.B7" office:value-type="string">
            <text:p text:style-name="P33"><text:span text:style-name="Основной_20_шрифт_20_абзаца"><text:span text:style-name="T41">50 ֊</text:span></text:span><text:span text:style-name="Основной_20_шрифт_20_абзаца"><text:span text:style-name="T40"> </text:span></text:span><text:span text:style-name="Основной_20_шрифт_20_абзаца"><text:span text:style-name="T42">54 </text:span></text:span><text:span text:style-name="Основной_20_шрифт_20_абзаца"><text:span text:style-name="T40">շաբաթ</text:span></text:span></text:p>
          </table:table-cell>
          <table:table-cell table:style-name="Table1.C7">
            <text:p text:style-name="P32"/>
          </table:table-cell>
        </table:table-row>
      </table:table>
      <text:p text:style-name="P56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table:number-columns-spanned="2" office:value-type="string">
              <text:p text:style-name="P29">Փուլեր</text:p>
            </table:table-cell>
            <table:covered-table-cell/>
            <table:table-cell table:style-name="Table2.A1" office:value-type="string">
              <text:p text:style-name="P29">Նկարագրություն</text:p>
            </table:table-cell>
            <table:table-cell table:style-name="Table2.D1" office:value-type="string">
              <text:p text:style-name="P29">Կախվածություններ Պատվիրատուից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21">Դիզայն, տեղեկատվական էջեր</text:p>
          </table:table-cell>
          <table:table-cell table:style-name="Table2.B2" office:value-type="string">
            <text:p text:style-name="P25"><text:span text:style-name="T24">1</text:span><text:span text:style-name="T29">֊</text:span><text:span text:style-name="T28">3</text:span> շաբաթ</text:p>
          </table:table-cell>
          <table:table-cell table:style-name="Table2.C2" office:value-type="string">
            <text:p text:style-name="P5">Բոլոր էջերի դիզայնի կառուցում</text:p>
          </table:table-cell>
          <table:table-cell table:style-name="Table2.D2" office:value-type="string">
            <text:p text:style-name="P19">Հայտնել կարծիքը և հաստատել աշխատանքները</text:p>
          </table:table-cell>
        </table:table-row>
        <table:table-row table:style-name="Table2.2">
          <table:table-cell table:style-name="Table2.A3" office:value-type="string">
            <text:p text:style-name="P21">Նախնական տարբերակ</text:p>
          </table:table-cell>
          <table:table-cell table:style-name="Table2.B3" office:value-type="string">
            <text:p text:style-name="P25"><text:span text:style-name="T28">30֊40</text:span><text:span text:style-name="T24"> </text:span><text:s/>շաբաթ</text:p>
          </table:table-cell>
          <table:table-cell table:style-name="Table2.C3" office:value-type="string">
            <text:p text:style-name="P5">Ֆունկցիոնալ բաղադրիչների ծրագրավորում</text:p>
          </table:table-cell>
          <table:table-cell table:style-name="Table2.D3" office:value-type="string">
            <text:p text:style-name="P23">Հաստատել աշխատանքային պլանը և ֆունկցիոնալ պահանջները</text:p>
          </table:table-cell>
        </table:table-row>
        <table:table-row table:style-name="Table2.2">
          <table:table-cell table:style-name="Table2.A4" office:value-type="string">
            <text:p text:style-name="P21"><text:span text:style-name="T55">Տեղադրում սերվերի վրա, թ</text:span>եսթավորում և ստաբիլիզացում</text:p>
          </table:table-cell>
          <table:table-cell table:style-name="Table2.B4" office:value-type="string">
            <text:p text:style-name="P25"><text:span text:style-name="T24">2-</text:span><text:span text:style-name="T28">4</text:span><text:span text:style-name="T24"> </text:span><text:s/>շաբաթ</text:p>
          </table:table-cell>
          <table:table-cell table:style-name="Table2.C4" office:value-type="string">
            <text:p text:style-name="P5">Տեղակայում սերվերի վրա, թեստավորում</text:p>
          </table:table-cell>
          <table:table-cell table:style-name="Table2.D4" office:value-type="string">
            <text:p text:style-name="P23">Տրամադրել սերվեր և դոմեյն որտեղ <text:span text:style-name="T48">կայքը</text:span> պետք է տեղադրվի</text:p>
          </table:table-cell>
        </table:table-row>
        <table:table-row table:style-name="Table2.2">
          <table:table-cell table:style-name="Table2.A5" office:value-type="string">
            <text:p text:style-name="P20">Անվտանգության ստուգում</text:p>
          </table:table-cell>
          <table:table-cell table:style-name="Table2.B5" office:value-type="string">
            <text:p text:style-name="P25"><text:span text:style-name="T24">2-</text:span><text:span text:style-name="T28">4</text:span><text:span text:style-name="T24"> </text:span><text:s/>շաբաթ</text:p>
          </table:table-cell>
          <table:table-cell table:style-name="Table2.C5" office:value-type="string">
            <text:p text:style-name="P4"><text:span text:style-name="T48">Կայքի</text:span> անվտանգության ստուգում, խնդիրների վերացում</text:p>
          </table:table-cell>
          <table:table-cell table:style-name="Table2.D5" office:value-type="string">
            <text:p text:style-name="P23"/>
          </table:table-cell>
        </table:table-row>
        <table:table-row table:style-name="Table2.2">
          <table:table-cell table:style-name="Table2.A6" office:value-type="string">
            <text:p text:style-name="P20">Հանձնում պատվիրատուին</text:p>
          </table:table-cell>
          <table:table-cell table:style-name="Table2.B6" office:value-type="string">
            <text:p text:style-name="P25"><text:span text:style-name="T24">1-</text:span><text:span text:style-name="T28">3</text:span> շաբաթ</text:p>
          </table:table-cell>
          <table:table-cell table:style-name="Table2.C6" office:value-type="string">
            <text:p text:style-name="P5"/>
          </table:table-cell>
          <table:table-cell table:style-name="Table2.D6" office:value-type="string">
            <text:p text:style-name="P5"/>
          </table:table-cell>
        </table:table-row>
        <table:table-row table:style-name="Table2.7">
          <table:table-cell table:style-name="Table2.A7" office:value-type="string">
            <text:p text:style-name="P22">Ընդամենը</text:p>
          </table:table-cell>
          <table:table-cell table:style-name="Table2.B7" office:value-type="string">
            <text:p text:style-name="P24"><text:span text:style-name="T106">54 </text:span>շաբաթ</text:p>
          </table:table-cell>
          <table:table-cell table:style-name="Table2.C7" office:value-type="string">
            <text:p text:style-name="P21"/>
          </table:table-cell>
          <table:table-cell table:style-name="Table2.D7" office:value-type="string">
            <text:p text:style-name="P21"/>
          </table:table-cell>
        </table:table-row>
      </table:table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/>
    <style:font-face style:name="MS Mincho" svg:font-family="'MS Mincho'"/>
    <style:font-face style:name="StarSymbol" svg:font-family="StarSymbol"/>
    <style:font-face style:name="Verdana" svg:font-family="Verdana"/>
    <style:font-face style:name="Liberation Serif" svg:font-family="'Liberation Serif'" style:font-family-generic="roma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311in" loext:contextual-spacing="false" fo:line-height="120%" fo:text-align="start" style:justify-single-word="false" style:shadow="none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984in" fo:margin-bottom="0.0783in" loext:contextual-spacing="false" fo:text-indent="0in" style:auto-text-indent="false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83in" fo:margin-bottom="0.0591in" loext:contextual-spacing="false"/>
      <style:text-properties fo:font-size="12pt" fo:font-style="normal" fo:font-weight="bold" style:font-size-asian="14pt" style:font-style-asian="oblique" style:font-weight-asian="normal" style:font-size-complex="14pt" style:font-style-complex="oblique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top="0.0591in" fo:margin-bottom="0.0398in" loext:contextual-spacing="false" fo:background-color="transparent" style:shadow="none">
        <style:tab-stops/>
      </style:paragraph-properties>
      <style:text-properties fo:color="#800000" fo:font-size="12pt" fo:font-style="normal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fo:margin-top="0in" fo:margin-bottom="0in" loext:contextual-spacing="false" fo:line-height="100%" fo:padding="0.0398in" fo:border-left="none" fo:border-right="none" fo:border-top="none" fo:border-bottom="0.06pt solid #4c4c4c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Footer" style:family="paragraph" style:parent-style-name="Standard" style:class="extra">
      <style:paragraph-properties fo:margin-left="0in" fo:margin-right="0in" fo:margin-top="0in" fo:margin-bottom="0in" loext:contextual-spacing="false" fo:text-indent="0in" style:auto-text-indent="false" fo:padding="0.0398in" fo:border-left="none" fo:border-right="none" fo:border-top="0.06pt solid #4c4c4c" fo:border-bottom="non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Table_20_Contents" style:display-name="Table Contents" style:family="paragraph" style:parent-style-name="Standard" style:class="extra">
      <style:paragraph-properties fo:margin-top="0in" fo:margin-bottom="0in" loext:contextual-spacing="false"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margin-top="0.1181in" fo:margin-bottom="0.1181in" loext:contextual-spacing="false"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loext:contextual-spacing="false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margin-top="0in" fo:margin-bottom="0in" loext:contextual-spacing="false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margin-top="0in" fo:margin-bottom="0in" loext:contextual-spacing="false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loext:contextual-spacing="false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loext:contextual-spacing="false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loext:contextual-spacing="false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loext:contextual-spacing="false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start" style:justify-single-word="false"/>
      <style:text-properties fo:font-size="14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5429in" style:type="center"/>
          <style:tab-stop style:position="7.086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ext_20_body_20_reference_20_numbering" style:display-name="Text body reference numbering" style:family="paragraph" style:parent-style-name="Text_20_body" style:list-style-name="Numbering_20_2"/>
    <style:style style:name="Text_20_body_20_numbering" style:display-name="Text body numbering" style:family="paragraph" style:parent-style-name="Text_20_body" style:list-style-name="Numbering_20_1"/>
    <style:style style:name="Text_20_body_20_numbering_20_L1" style:display-name="Text body numbering L1" style:family="paragraph" style:parent-style-name="Text_20_body_20_numbering">
      <style:text-properties fo:font-size="12pt" fo:font-weight="bold"/>
    </style:style>
    <style:style style:name="Illustration" style:family="paragraph" style:parent-style-name="Caption" style:class="extra">
      <style:text-properties fo:font-size="10pt" fo:font-style="normal" fo:font-weight="normal" style:font-weight-asian="normal" style:font-weight-complex="normal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Основной_20_шрифт_20_абзаца" style:display-name="Основной шрифт абзаца" style:family="text"/>
    <style:style style:name="List1Level0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1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2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3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4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5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6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7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8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2Level0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2Level1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2Level2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2Level3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2Level4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2Level5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2Level6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2Level7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2Level8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suffix=". " style:num-format="1">
        <style:list-level-properties/>
      </text:outline-level-style>
      <text:outline-level-style text:level="2" style:num-suffix=". " style:num-format="1" text:display-levels="2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3189in" fo:margin-left="0.8189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[" style:num-suffix="]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[" style:num-suffix="]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[" style:num-suffix="]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[" style:num-suffix="]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[" style:num-suffix="]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[" style:num-suffix="]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[" style:num-suffix="]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[" style:num-suffix="]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[" style:num-suffix="]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LS1">
      <text:list-level-style-bullet text:level="1" text:style-name="List1Level0" text:bullet-char="●">
        <style:list-level-properties text:space-before="0.25in" text:min-label-width="0.25in"/>
        <style:text-properties style:font-name="Times New Roman"/>
      </text:list-level-style-bullet>
      <text:list-level-style-bullet text:level="2" text:style-name="Bullet_20_Symbols" text:bullet-char="">
        <style:list-level-properties text:space-before="0.75in"/>
        <style:text-properties fo:font-family="StarSymbol" style:font-charset="x-symbol"/>
      </text:list-level-style-bullet>
      <text:list-level-style-number text:level="3" text:style-name="List1Level2" style:num-suffix="." style:num-format="1">
        <style:list-level-properties text:min-label-width="1in" fo:text-align="end"/>
      </text:list-level-style-number>
      <text:list-level-style-number text:level="4" text:style-name="List1Level3" style:num-suffix="." style:num-format="1">
        <style:list-level-properties text:space-before="1.75in"/>
      </text:list-level-style-number>
      <text:list-level-style-number text:level="5" text:style-name="List1Level4" style:num-suffix="." style:num-format="1">
        <style:list-level-properties text:space-before="2.25in"/>
      </text:list-level-style-number>
      <text:list-level-style-number text:level="6" text:style-name="List1Level5" style:num-suffix="." style:num-format="1">
        <style:list-level-properties text:min-label-width="1.75in" fo:text-align="end"/>
      </text:list-level-style-number>
      <text:list-level-style-number text:level="7" text:style-name="List1Level6" style:num-suffix="." style:num-format="1">
        <style:list-level-properties text:space-before="3.25in"/>
      </text:list-level-style-number>
      <text:list-level-style-number text:level="8" text:style-name="List1Level7" style:num-suffix="." style:num-format="1">
        <style:list-level-properties text:space-before="3.75in"/>
      </text:list-level-style-number>
      <text:list-level-style-number text:level="9" text:style-name="List1Level8" style:num-suffix="." style:num-format="1">
        <style:list-level-properties text:min-label-width="2.5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25in" text:min-label-width="0.25in"/>
        <style:text-properties style:font-name="Times New Roman"/>
      </text:list-level-style-bullet>
      <text:list-level-style-number text:level="2" text:style-name="List2Level1" style:num-suffix="." style:num-format="1">
        <style:list-level-properties text:space-before="0.75in"/>
      </text:list-level-style-number>
      <text:list-level-style-number text:level="3" text:style-name="List2Level2" style:num-suffix="." style:num-format="1">
        <style:list-level-properties text:min-label-width="1in" fo:text-align="end"/>
      </text:list-level-style-number>
      <text:list-level-style-number text:level="4" text:style-name="List2Level3" style:num-suffix="." style:num-format="1">
        <style:list-level-properties text:space-before="1.75in"/>
      </text:list-level-style-number>
      <text:list-level-style-number text:level="5" text:style-name="List2Level4" style:num-suffix="." style:num-format="1">
        <style:list-level-properties text:space-before="2.25in"/>
      </text:list-level-style-number>
      <text:list-level-style-number text:level="6" text:style-name="List2Level5" style:num-suffix="." style:num-format="1">
        <style:list-level-properties text:min-label-width="1.75in" fo:text-align="end"/>
      </text:list-level-style-number>
      <text:list-level-style-number text:level="7" text:style-name="List2Level6" style:num-suffix="." style:num-format="1">
        <style:list-level-properties text:space-before="3.25in"/>
      </text:list-level-style-number>
      <text:list-level-style-number text:level="8" text:style-name="List2Level7" style:num-suffix="." style:num-format="1">
        <style:list-level-properties text:space-before="3.75in"/>
      </text:list-level-style-number>
      <text:list-level-style-number text:level="9" text:style-name="List2Level8" style:num-suffix="." style:num-format="1">
        <style:list-level-properties text:min-label-width="2.5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language="hy" fo:country="AM" officeooo:paragraph-rsid="0084aa78"/>
    </style:style>
    <style:style style:name="M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9839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fo:border="none" fo:padding="0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9839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shadow="none" style:dynamic-spacing="fals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© Ինստիգեյթ մոբայլ ՓԲԸ<text:tab/>Կոնֆիդենցիալ<text:tab/>Էջ՝ </text:span><text:s/><text:page-number text:select-page="current">8</text:page-number><text:s/>/ <text:page-count>8</text:page-count></text:p>
      </style:footer>
    </style:master-page>
    <style:master-page style:name="First_20_Page" style:display-name="First Page" style:page-layout-name="Mpm2" style:next-style-name="Standard">
      <style:footer>
        <text:p text:style-name="Standard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Առաջարկ</dc:title>
    <meta:creation-date>2020-06-15T18:58:59.023776167</meta:creation-date>
    <dc:language>en-US</dc:language>
    <meta:editing-cycles>1</meta:editing-cycles>
    <meta:editing-duration>P0D</meta:editing-duration>
    <dc:description>Այս փաստաթղթում ներկայացված են «Օնլայն մարզիչ»  նախագծի  աշխատանքների նկարագրությունը և գնային առաջարկը՝ պատրաստված Ինստիգեյթ Մոբայլ ՓԲԸ֊ի (այսուհետ՝ Կատարող) կողմից  «Օնլայն մարզիչ»֊ի (այսուհետ՝ Պատվիրատու)  համար։</dc:description>
    <dc:subject>«Օնլայն մարզիչ» նախագծի</dc:subject>
    <meta:document-statistic meta:table-count="2" meta:image-count="0" meta:object-count="0" meta:page-count="8" meta:paragraph-count="211" meta:word-count="1244" meta:character-count="9800" meta:non-whitespace-character-count="8770"/>
    <meta:user-defined meta:name="Տարբերակ">0.0.1</meta:user-defined>
  </office:meta>
</office:document-meta>
</file>